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dvogato_i100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CDHS / MIN</text:p>
          </table:table-cell>
          <table:table-cell table:style-name="ce5"/>
          <table:table-cell table:style-name="ce6" table:number-columns-repeated="7"/>
          <table:table-cell table:style-name="ce6">
            <draw:frame table:end-cell-address="Advogato_i100.R26" table:end-x="0.231cm" table:end-y="0.3cm" draw:z-index="0" draw:name="CDHS / MIN" draw:style-name="gr1" svg:width="18.239cm" svg:height="11.39cm" svg:x="0.756cm" svg:y="0.239cm">
              <draw:object draw:notify-on-update-of-ranges="Advogato_i100.A3:Advogato_i100.A7 Advogato_i100.B2:Advogato_i100.B2 Advogato_i100.B3:Advogato_i100.B7 Advogato_i100.C2:Advogato_i100.C2 Advogato_i100.C3:Advogato_i100.C7 Advogato_i100.D2:Advogato_i100.D2 Advogato_i100.D3:Advogato_i100.D7 Advogato_i100.E2:Advogato_i100.E2 Advogato_i100.E3:Advogato_i100.E7 Advogato_i100.F2:Advogato_i100.F2 Advogato_i100.F3:Advogato_i100.F7 Advogato_i100.G2:Advogato_i100.G2 Advogato_i100.G3:Advogato_i100.G7" xlink:href="./Object 3" xlink:type="simple" xlink:show="embed" xlink:actuate="onLoad"/>
              <draw:image xlink:href="./ObjectReplacements/Object 3" xlink:type="simple" xlink:show="embed" xlink:actuate="onLoad"/>
              <svg:title>CDHS / MIN</svg:title>
            </draw:frame>
          </table:table-cell>
          <table:table-cell table:style-name="ce1"/>
          <table:table-cell table:style-name="ce6" table:number-columns-repeated="2"/>
          <table:table-cell table:number-columns-repeated="5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/>
          <table:table-cell table:style-name="ce6" table:number-columns-repeated="2"/>
          <table:table-cell/>
          <table:table-cell table:style-name="ce6" table:number-columns-repeated="6"/>
          <table:table-cell/>
        </table:table-row>
        <table:table-row table:style-name="ro1">
          <table:table-cell office:value-type="string">
            <text:p>l = 1</text:p>
          </table:table-cell>
          <table:table-cell table:formula="of:=(507.2+0+77.2+469.5+181.7+162.9+113.2+774+169.8+246+180.6+86.4+215.2+95.6+131.6+126.1+0+122.9+138.5+341+172+274.8+357.3+198+0+281.2+312.9+169+128.8+161.2+180.8+95+0+168+306.9+248.8+0+0+335.5+148.4+181.6+294.9+478.4+242.6+133.4+80.6+183.6+424+253.4+123.3+98.2+232.5+0+233.5+88.5+240.6+92.5+188.6+70.2+136.9+87.9+0+92.3+0+157.4+294+244+306.6+0+274.8+219+376.8+365.4+243.6+124.8+125+132.9+179.1+117.3+120.5+322.4+0+0+258.8+179.2+130.4+162.4+0+192.7+0+246+119.3+129.8+91.7+128.2+410.8+95.2+177.7+387+179.6)/100" office:value-type="float" office:value="181.279">
            <text:p>181,279</text:p>
          </table:table-cell>
          <table:table-cell table:style-name="ce7" table:formula="of:=(138.9+179+403.2+172.6+176.6+0+436.8+121.5+176.5+162.4+258.6+276.3+183.5+397.2+85.1+331+197.8+89.1+177+0+191+192.8+295.2+244.8+176.8+360+406+0+91.2+182+0+179.6+489+352+0+178.9+191.6+180.9+267.2+171.6+93.2+181.5+187.2+274.6+366+80.1+234.5+101.8+0+0+53+97.6+250.8+0+257.6+486+367.5+198.1+187.2+0+127.2+131.6+126.8+81.2+275+94.4+554.2+279.9+182.4+184.2+204.4+327+189+126.7+512+305.2+227.7+523.2+162+176.9+126.9+184.2+184.8+162.6+192+0+173.1+0+256.8+94.7+160.4+303.1+167.7+268.2+177+274.8+370.3+87.2+129.8+273.6)/100" office:value-type="float" office:value="199.086">
            <text:p>199,086</text:p>
          </table:table-cell>
          <table:table-cell table:style-name="ce7" table:formula="of:=(0+186.6+127.2+344+312.5+244.6+134.9+135.4+96.8+0+126.8+0+211.2+186.4+95+133.1+181.6+0+193.4+380+104.6+184.1+0+344+140.4+0+183.5+0+0+131.7+283.2+0+171.2+178.6+321.3+0+257.8+205.6+0+138+238+186.1+275.1+337.4+353.2+137.5+364+93.9+0+435.5+296.7+97.8+181.8+364.5+441+444.8+0+127+0+197.6+177.2+90.3+127.9+236.5+0+0+297.3+258.6+244.6+97.5+166.2+131.6+0+204+190.2+415.8+126.8+436.8+0+224+187.7+251.6+0+0+201.6+205.6+272+138.6+294+0+177.4+0+312.8+203.8+502.7+476.4+0+188.6+258.3+207.6)/100" office:value-type="float" office:value="176.094">
            <text:p>176,094</text:p>
          </table:table-cell>
          <table:table-cell table:style-name="ce7" table:formula="of:=(288.6+132.5+254+185.2+187.9+522.9+271.8+279+189.7+250.8+230.5+588+153.9+104.8+0+138+314+170.7+189.6+127.7+0+183.6+259.4+100.9+92.7+162.4+97.8+0+376.4+273.6+0+96.6+125.7+99.2+463.4+0+414.9+165.6+0+0+127.2+138.7+180+294+261.6+265+255.3+0+92.2+120.1+129+200.2+174.7+421+275.7+82.8+127.3+183.7+130+186.8+528+143.4+0+94.6+382.4+187+224+279.6+96.4+195.6+432+56.8+91.5+188+283.8+0+157.8+329+132.3+98.8+236.4+240+0+130.6+329.7+450+273.6+183.5+367.9+218+0+189.8+136.2+177.4+0+260+180.6+127.1+181+0)/100" office:value-type="float" office:value="187.199">
            <text:p>187,199</text:p>
          </table:table-cell>
          <table:table-cell table:formula="of:=(195.4+344.4+417+182.1+352+89.7+0+259.4+0+0+391.6+187.5+199.4+417.6+234+261+192.9+193.6+197.2+185.6+374+95+126.6+95.7+173.4+360.3+295.2+82.9+189.6+177.8+182.2+291.6+0+177+83.1+0+264+171+282.3+191.8+255.2+350+251.7+0+278.1+172.4+125.7+150.9+0+642.6+189.3+605+273+205.2+0+392.1+58.7+0+262.8+174.2+131.5+255.8+0+331.8+272.7+77.6+124.4+181.6+402+175.6+124.8+0+187.6+135.4+534.4+257.6+258.9+0+151.8+266.8+248.1+239.1+156.2+121.6+0+254.4+0+269+102+261.8+159.3+194.6+147.9+0+0+189.2+157.8+184.8+155.6+287.7)/100" office:value-type="float" office:value="193.002">
            <text:p>193,002</text:p>
          </table:table-cell>
          <table:table-cell table:formula="of:=(317.8+0+93.8+0+478.8+201.4+0+246.6+0+259+171.2+239.4+201.6+130.3+269.7+0+128.4+447.1+183.5+0+0+0+367.4+176.5+275.7+240.9+315+283.5+0+188.6+195.8+167.8+0+185.4+0+257.4+0+182+89.8+281.6+121.8+256.8+126.4+130.3+97+286.2+336+98.3+329+180.8+261+185.6+180.2+184.8+165+376.2+248.4+205.5+273.4+196+558.8+184.9+176.8+367.2+320+132.3+0+0+222+167.2+200.4+370+434.7+262+154.4+314.3+212.5+190.8+0+81.8+544+183.1+285.6+0+177.8+289.2+260.4+386.4+99.9+0+165.6+92.2+296.4+186.3+174.8+252+252.8+310.8+288.6+187.6)/100" office:value-type="float" office:value="195.983">
            <text:p>195,983</text:p>
          </table:table-cell>
          <table:table-cell table:style-name="ce14"/>
          <table:table-cell table:style-name="ce15" table:number-columns-repeated="2"/>
          <table:table-cell table:style-name="ce5"/>
          <table:table-cell table:style-name="ce6" table:number-columns-repeated="6"/>
          <table:table-cell/>
        </table:table-row>
        <table:table-row table:style-name="ro1">
          <table:table-cell office:value-type="string">
            <text:p>l = 2</text:p>
          </table:table-cell>
          <table:table-cell table:formula="of:=(624.5+182.8+267.4+539.5+389.3+397+578.2+342.3+436.2+621.8+479.1+229+313.6+187.2+490.7+296.6+491.7+415.6+433.8+999.399+558.8+618.2+238+220.7+520.3+701.4+494.8+541.9+270.6+466.7+515.9+770.6+348+431.5+347.3+183.2+499+714.5+406.3+423+828.8+407.9+123+512.1+568.2+433.6+268.8+349.4+390.7+465.8+527.2+150.6+389.6+583.1+180.6+499.5+496.3+553.4+528.3+299.6+595.2+613.3+155.7+295.3+623.3+47.7+654.2+342.8+207+544.3+273.5+469.8+469.3+185+409.4+0+344.1+322.3+320.4+439.7+149.4+453.1+533.8+227.6+299.5+467.1+105.8+287.9+409.2+318+666.1+375.5+289.2+1106+410.3+338.5+582.9+0+541.4+424)/100" office:value-type="float" office:value="418.40499">
            <text:p>418,40499</text:p>
          </table:table-cell>
          <table:table-cell table:formula="of:=(486.8+586.8+364.6+506.9+436.3+542+179.4+410.2+292+237.3+575.4+628.9+417.3+487+478.9+492.9+515.8+556.9+691.2+376.3+641.5+455.4+453.8+265.6+243.6+376+349.3+146.4+426.6+559.6+888.2+367.8+330.2+472.1+828.099+381.8+649.9+818.2+330.3+799+1050.9+328.5+512.5+296.8+684.5+499.1+807.3+1008.5+366.2+823.7+415.4+835.6+341.3+523.5+959.7+489.7+309.7+397.9+0+638.2+410.8+190.5+231.2+919+379.6+142.8+541.6+456+519.1+639+327.3+332.9+359.5+298.3+480.2+46.9+569.7+431.1+588+722+411.9+710.4+461+455+102.2+359+201.4+600+465.8+462.4+637.2+555.4+701.5+741.4+571.1+538.6+450.7+462.7+624+446.6)/100" office:value-type="float" office:value="488.79099">
            <text:p>488,79099</text:p>
          </table:table-cell>
          <table:table-cell table:formula="of:=(617.7+551.3+544.5+569.4+508.8+738.5+190+365.4+578+712.2+486.9+1026+641+425.2+242.5+484.1+414.9+484.4+476.6+735.8+610.2+679.9+569.8+747.2+93.8+690.5+764.5+501.6+181.2+527.1+196.7+288.8+322.2+221.4+367.1+275.4+467+549.9+358.1+987.5+336.6+534.1+494.6+667.9+383.1+320.2+391.4+298.4+753.4+363+388+194.4+647.4+786.6+481.3+504+197.2+553.1+530.2+78.5+371.8+566.2+763.6+383.6+491.2+447+549.9+350.5+999.899+588.2+198.4+513.6+443.1+470+92.4+779.2+550.6+897.3+640.1+141+946+629.1+872.9+391.6+501.1+692.4+509.2+446.3+285.2+255+292+526.9+479.3+312.3+241.9+377.5+528.6+470.9+260+580.2)/100" office:value-type="float" office:value="489.32499">
            <text:p>489,32499</text:p>
          </table:table-cell>
          <table:table-cell table:formula="of:=(534.5+284.6+449.8+766.2+494.6+192+234.1+488.6+961.8+214.8+381.3+471+1147.6+775.3+529+141.9+487.1+335.9+343.8+350.4+366.4+500.2+245.4+504.2+229.6+414.8+406.8+714.8+553.4+0+530.5+578+367.4+263.4+423.3+822+517.8+289.8+508.6+346.8+605.1+614.4+401.3+249.5+440.2+428.4+634+426.2+773.2+558.4+552.5+229.2+633.8+340+429.6+430+848.6+245.6+535.6+764+459.2+473.2+343.5+281.6+478.3+426.9+466.1+523.2+243.5+383+812.6+132.3+229.9+281.4+623.8+458.9+547.7+490.8+174.4+604.4+356.4+1024+219.6+359.7+691.1+455.8+336+595+408.2+463.3+335.8+747.3+547.3+483.8+724.1+329.6+334.4+400.8+1036+339.5)/100" office:value-type="float" office:value="469.295">
            <text:p>469,295</text:p>
          </table:table-cell>
          <table:table-cell table:formula="of:=(343.5+634+597.3+930.599+469.7+186.4+526.6+608.8+1006.4+255.8+418.3+930.6+888.3+1285+544.1+197.2+659.2+444.6+346+326.1+191.6+628.8+200.6+596.4+329.7+577.1+1020+146.1+372.4+321.5+363.9+349.8+330.9+432.7+579.2+504.4+217.2+415.2+691.6+306.4+352.7+515.2+418.1+349.2+136.2+288+477.7+845.4+503.6+791+291+658.4+184+264.6+349.5+438.7+490.8+141.6+343.5+334+583.1+697.1+309.7+561.1+593.8+560.9+655.4+750+317.5+530.6+301.5+692.7+160.2+527+294.4+550.1+453.1+787.1+539.4+466.8+357.2+298.8+456.3+445.8+1296+464.2+102+304.4+516.5+171.9+421.8+216+656.2+334.4+699.4+559.2+475.2+599.4+347.8+371)/100" office:value-type="float" office:value="477.72199">
            <text:p>477,72199</text:p>
          </table:table-cell>
          <table:table-cell table:formula="of:=(317.3+638.8+317.2+526+342.4+448.2+472.4+149.7+476.9+363.5+304.9+182.6+515.4+445.6+691.4+0+322+297+271.5+300+160.2+257.9+459.2+521.7+367.4+373.2+614.2+221.3+297.6+98.8+277.8+406.2+1095.3+795.8+132.3+341.1+303.8+229.5+271.4+481.5+226.9+945.5+812+295.8+206.4+520.2+649.4+471+355.6+429.3+731.6+639+416.7+480.6+548.1+756+312.6+279.6+433.3+601.9+631.8+788.9+412+536.6+357.7+1117.6+325.1+573.5+508.5+439.1+528.1+185.2+1028+892.5+318.5+689.7+612.6+557.8+297.5+158.4+346.1+586.6+325+583+587.2+278.5+388.5+1310.4+495.3+370.6+594+775.9+279+287.8+552.6+422.7+703.6+479.2+394.3+385.6)/100" office:value-type="float" office:value="463.055">
            <text:p>463,055</text:p>
          </table:table-cell>
          <table:table-cell/>
          <table:table-cell table:style-name="ce7" table:number-columns-repeated="2"/>
          <table:table-cell table:style-name="ce3"/>
          <table:table-cell table:style-name="ce16" table:number-columns-repeated="5"/>
          <table:table-cell table:style-name="ce18"/>
          <table:table-cell/>
        </table:table-row>
        <table:table-row table:style-name="ro1">
          <table:table-cell office:value-type="string">
            <text:p>l = 5</text:p>
          </table:table-cell>
          <table:table-cell table:formula="of:=(1901.9+2013.29+1879+1989.8+1749.4+2206.1+1649.5+1982.61+2194.3+1681.31+1873.89+2206.79+1866.8+1865.79+1758.3+2133.8+2309.2+1867+2314.19+1656.9+2059.29+2104.39+1967.1+1669.69+2087.29+2032.59+2147.1+1798.31+1759.1+1597.3+1864.81+1846.8+1970.49+1709.3+2147.99+1912.9+2006.91+1753.89+1665.5+1671.09+1816.81+1815.19+1953.29+1646.8+1796.09+1629.6+2003.89+1469.4+1446.3+1983.49+1741.8+2079.1+1500.7+2148.08+1670.1+1856.31+1676.29+1707.5+1710.8+1622.59+2258.9+1754.21+2002.29+2081.3+2141.8+2103.41+1492.9+1655.2+1868.8+1956.51+1884.51+1943.81+1964.69+1808.4+2204.9+1593.1+2175+1625.3+1957.8+2081.69+1624.3+1974.39+1935.6+2199.39+2059.21+1822.7+1982.91+2100.6+2054.91+1585+1870.31+1662.3+1734.9+1930+1624.5+1876.51+1910.99+2353.28+2011.72+1888.4)/100" office:value-type="float" office:value="1889.0228">
            <text:p>1889,0228</text:p>
          </table:table-cell>
          <table:table-cell table:formula="of:=(2135.1+1900.89+2019.71+1812.5+1922.1+1934.3+2000.6+2213.6+2127.49+1725.7+2232.7+2243.29+2084.51+2139.2+1896.7+1860+1884+2109.7+1910.71+2260.21+1921.3+2229.6+2015.7+1884.79+1735.6+1941.2+1865.7+1805.1+1829.59+2226.6+1636.5+1796.2+1882+1822.2+2045.29+1779.2+1853.5+1977.1+1894.1+1870.6+1857+1752.6+2090.49+1905.6+2037.3+2059.11+1741+1910.4+2147.4+2192.7+1990.7+1682.7+1928.3+2071.4+1938.4+2326.31+2068.01+2157.09+1807.5+1950.4+1881.29+1828.7+2230.41+2122.91+2152.8+1959.61+1890.7+1787.9+1680.3+1723.49+1949.99+2061.99+1410.3+2103.51+2152.8+2392.19+1690.9+1507.9+2147.2+1715.9+1796.8+1996.2+1708.9+2010.2+2031.81+1787.7+2004.7+2030.19+1999.79+1931.8+1830.4+1475.6+2004.8+1840.6+2290.9+2259.1+2173.5+1985.41+1756.7+2204.29)/100" office:value-type="float" office:value="1955.4947">
            <text:p>1955,4947</text:p>
          </table:table-cell>
          <table:table-cell table:formula="of:=(1732.3+2007+2191.2+1803.6+2044.8+2297.01+1807.7+1952.8+2155.4+2000+2032.9+1854.7+2036+2256.91+2159.5+1937.3+1612.5+1923.4+1961.4+1818+2381.6+2009.2+1635.5+2025.59+2041.9+2209+1920.9+1763+2169.5+1657.2+1982.8+1784+1993+2098+2053.7+1910.79+1841.7+1809.8+2225.89+2016.3+2056.2+2172.51+1932.7+2096.6+1839+1758.2+1693.6+1729+1776.9+1704.2+1703.3+2175.3+1666.5+1707.5+1752.2+1623.4+1777+2122.2+1747.2+1616.7+1894.3+1626+2121.69+1753.1+2066.7+1852.3+1996.3+1539.9+1955.8+1569.1+2268.29+2131.5+1875.1+2063.5+1743.7+1886.6+1945.7+2149.9+1886.3+2183+2213.99+1789.5+2032.4+1661.6+1914.7+1973.2+2343.7+1694.9+1812.1+1720.4+1829.8+1936.1+2303.8+2109.5+1737+2099.7+2030.41+1655.4+1851.5+1816.3)/100" office:value-type="float" office:value="1927.9878">
            <text:p>1927,9878</text:p>
          </table:table-cell>
          <table:table-cell table:formula="of:=(1815+1879.7+2040.7+2083.49+2319+2017.7+1869+1924.1+1862.1+1830.2+1877.3+1732.3+2012.2+2417.4+2314.4+2168.71+1756.9+1725.3+2251.59+1741.4+2363.9+1766.4+2227.59+1937.4+2203.1+2136+2039.6+2239.81+2054.51+2108.3+2102.89+2062.5+2294+1974.69+1923.3+1690.6+1897+1820.2+2501.6+2255.81+1931.6+1999.6+1952.3+1998.1+1832+2062.2+1908.7+1678.9+1750.3+2117.4+2025.2+1773.2+1423.2+2248.81+1833.81+1974.5+1644.2+1958+1848.1+1691.6+2032.5+1965.5+1963.6+1738.9+2132.2+1969.7+1901.5+1940.6+1713.7+2339.1+2168.5+1540.4+1628.5+1853.6+1811.4+1811.4+2172.6+1954.3+2095.5+2078.6+2012.19+1818.2+1812.6+1932.1+1817.2+1920.4+1877.2+1656.5+1711.1+1767.9+1965.4+2045.2+1700.9+2118.2+1751.2+2191.9+1871.1+1941.1+1814.7+2036.09)/100" office:value-type="float" office:value="1954.6269">
            <text:p>1954,6269</text:p>
          </table:table-cell>
          <table:table-cell table:style-name="ce13" table:formula="of:=(2004.09+1893.5+1615.1+1890.1+2114.8+1965+1817.7+1674.2+2077.8+2020.9+1917.4+2122.41+1656.9+2166.3+2198.5+2222.2+2015.1+2259.09+1594.2+1659.3+1914.5+1587.9+1608.9+2149.9+2001.3+1962.01+1895+1976.7+1671.4+2046.89+1949.9+1971.9+2281+1878.6+2091.4+2104.7+1680.2+1928.49+2194.6+1931+1676.7+2138.9+1943.2+1651.3+1964.7+2022.9+2030.89+1710.7+1475.8+2108.5+1940.8+1973+2082.6+2218.6+1700.5+2045.9+2017.3+1996.9+2067.7+1783.8+2008.4+2226.49+1776.8+2069+2185.8+2022.3+1971.2+1805.1+2025.3+1770.2+2188.3+1977.6+1941.1+1988.41+2074.4+1868.4+1801.9+1594.2+1960+1808.4+1837.8+1895.8+1782.7+2271.49+1898.5+2119.1+2131.5+2152.7+2189.7+1993.59+2181.99+2398.8+2039.1+2085.41+1969.1+1873.9+2232.79+1696.4+2188.41+2106.79)/100" office:value-type="float" office:value="1963.7044">
            <text:p>1963,7044</text:p>
          </table:table-cell>
          <table:table-cell table:style-name="ce13" table:formula="of:=(2311.4+1953.2+1940.71+1750.5+1642.9+1817.7+2423.5+1761.6+2211.2+2262.3+1758.1+2029+2009.49+2005.4+1856+1631.6+1600.4+1925.5+2123.9+1534+2028.8+2276.8+2076.6+1936.7+2316.1+1841.8+2154.8+2066.41+1765.6+2092.89+1812.4+1924.5+2099.4+2137.6+2176.6+1892.19+1938.9+2066.7+2287.7+2062.3+1939.9+1940.3+2180.9+1661.4+1856.3+2092.8+1967.9+2048+2085.9+1631.3+1829.1+1984+2060.8+1680.8+1952.5+1990.21+2073.1+2053+1973.7+2048.2+1993.8+1626+2052.3+2156.51+1650.9+2188.2+2044.8+2149.6+2075+2198.81+1943.3+1884.9+2187+1831.8+1965.6+1729.5+1898.8+1727.2+2222.8+1690.7+2093.99+1940.2+1820.3+2072.7+2049.8+1881.5+1521.7+2189.29+1892.4+1587.3+1850.3+2204.3+2036.71+1899.4+2177.8+2214.9+1843.7+2119.4+2317.49+1972.8)/100" office:value-type="float" office:value="1974.568">
            <text:p>1974,568</text:p>
          </table:table-cell>
          <table:table-cell/>
          <table:table-cell table:style-name="ce10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office:value-type="string">
            <text:p>l = 10</text:p>
          </table:table-cell>
          <table:table-cell table:formula="of:=(2404.52+2700.1+2221.02+2255.39+2778.31+2385.93+2601.88+2407.61+2357.52+2467.89+2610.4+2387.2+2412.29+2317.33+2316.43+2269.99+2280.7+2350.98+2300.58+2356.08+2357.44+2523.98+2630.2+2618+2332.53+2611.11+2549.3+2151.14+2347.49+2500.71+2340.99+2293.83+2421.6+2386.98+2374.24+2264.73+2380.59+2745.26+2496.59+2526.1+2375.84+2231.19+2264.32+2390.58+2477+2307.41+2589.6+2757.51+2287.83+2482.59+2404.79+2542.6+2433.92+2484.8+2508.69+2365.4+2277.82+2576+2368.71+2415.18+2846.29+2760.81+2454.62+2319.42+2429.79+2684.27+2666.27+2615.6+2401.58+2396.1+2555.06+2559.68+2341.42+2583.9+2644.4+2126.61+2777.8+2518.77+2106.5+2541.85+2577.88+2419.59+2405.7+2574.31+2398.52+2593.04+2438.04+2334.67+2428.99+2542.28+2288.53+2279.1+2321.33+2678.91+2400.91+2413.74+2664.71+2410.04+2295.53+2478.64)/100" office:value-type="float" office:value="2448.5194">
            <text:p>2448,5194</text:p>
          </table:table-cell>
          <table:table-cell table:formula="of:=(2678.3+2769.81+2391.38+2670.68+2940.79+2485.92+2374.1+2704.08+2641.99+2693.63+2628.31+2493.42+2374.11+2469.41+2492.71+2460.49+2449.91+2551.21+2778.73+2753.01+2688.09+2365.41+2468.78+2391.11+2245.49+2348.2+2458.62+2734.4+2376.52+2483.13+2355.29+2459.81+2336.99+2803.92+2381.01+2573.39+2366.7+2654.24+2347.22+2350.4+2285.32+2259.5+2467.1+2485.09+2455.68+2311.59+2410.41+2753.29+2570.51+2327.4+2811.99+2558.29+2481.71+2463.44+2381.31+2580.81+2437.21+2611.41+2497.41+2480.02+2648.14+2613.51+2564.01+2711.31+2621.78+2433.73+2744.82+2643.29+2623.11+2498.94+2483.6+2479.48+2434.41+2556.01+2515.12+2383.48+2477.72+2522.68+2298.53+2453.91+2316.39+2700.82+2687.39+2229.7+2495.28+2421.68+2470.71+2708.64+2705.91+2285.73+2442.68+2540.82+2233.11+2336.4+2342.11+2668.42+2325.73+2323.51+2495.48+2448.11)/100" office:value-type="float" office:value="2505.064">
            <text:p>2505,064</text:p>
          </table:table-cell>
          <table:table-cell table:formula="of:=(2276.32+2671.01+2535.11+2496.32+2446.71+2873.3+2738.3+2267.91+2488.69+2248.11+2646+2428.91+2402.02+2589.31+2673.42+2485.81+2412.41+2628.32+2490.2+2524.19+2679.8+2569.51+2545.11+2507.61+2644.3+2504.22+2694.61+2510.61+2821.32+2564.11+2379.12+2487.69+2666.01+2327.21+2537.21+2427+2507.62+2625.51+2400.79+2487.2+2561.41+2505.61+2510.81+2332.12+2517.81+2628.71+2697.52+2798.82+2658.71+2412.21+2458.2+2564.41+2581.51+2630.31+2519.71+2852.31+2485.12+2610.62+2737.12+2344.92+2541.01+2816.11+2807.01+2504.9+2498.09+2504.71+2382.21+2247.1+2377.89+2418.19+2638.79+2553.31+2565+2677.52+2617.81+2318.31+2302+2623.11+2693.62+2789.31+2431.01+2732.02+2455.1+2333.71+2572.19+2657.33+2569.79+2594.81+2350.81+2497.41+2721.31+2441.51+2427.29+2464.19+2776.81+2701.02+2453.3+2235.51+2541.2+2326.8)/100" office:value-type="float" office:value="2537.7601">
            <text:p>2537,7601</text:p>
          </table:table-cell>
          <table:table-cell table:formula="of:=(2527.4+2442.31+2563.31+2559.21+2365.6+2533.71+2345.71+2548.32+2444.41+2812.51+2595.71+2473.91+2404.51+2586.31+2449.61+2474.19+2766.21+2204.22+2541.11+2492.61+2619.31+2684.41+2308.91+2562.7+2669.6+2999.69+2447.11+2707.7+2623.91+2652.31+2355.1+2697.59+2472.9+2580.31+2421.81+2774.5+2479.99+2890.7+2384.51+2302.51+2450.71+2429.19+2525.21+2518.51+2510.2+2657.2+2679.5+2583.81+2663.9+2647.7+2666.88+2412.81+2407.11+2621.32+2451.22+2466.2+2684.01+2655.1+2596.41+2379.71+2498.61+2574.61+2195.7+2681.3+2411.39+2451.21+2261.9+2445.1+2652.31+2446.81+2845.61+2579.21+2535.5+2562.6+2919.11+2386.81+2308.01+2589.7+2514.51+2872.62+2510.32+2323.41+2610.89+2475.21+2494.7+2390.21+2694.19+2339.71+2535.91+2544.2+2223.9+2421.31+2700.29+2810.6+2377.6+2474.41+2952.71+2717.5+2495.91+2686.71)/100" office:value-type="float" office:value="2542.8546">
            <text:p>2542,8546</text:p>
          </table:table-cell>
          <table:table-cell table:formula="of:=(2443.9+2459.21+2568.1+2450.21+2650.3+2450.71+2323.51+2551.11+2541.79+2507.61+2681.42+2478.81+2497.79+2673.91+2549.01+2479.2+2701.71+2818.7+2430.61+2644.41+2302.8+2623.71+2564.31+2460.3+2550.31+2384+2457.91+2590.11+2589.8+2546.71+2395.4+2563.91+2505.82+2576.2+2747.7+2625.49+2661.7+2763.41+2567.21+2547.41+2637.31+2603.51+2627.62+2415.31+2308.1+2286.3+2514.2+2309.51+2327.21+2641.31+2704.51+2348.4+2591.11+2998.11+2391.91+2540.71+2367.41+2518.6+2595.79+2493.61+2668.2+2590.51+2677.81+2716.4+2365.7+2519.2+2636.71+2646.12+2414.72+2685.51+2535.31+2479.99+2284+2584.02+2435.31+2507.51+2634.61+2746.91+2518.41+2263.31+2543.41+2660.31+2403.91+2492.01+2544.11+2377.2+2444.11+2628.9+2809.2+2484.81+2691.71+2415.61+2581.31+2957.91+2387.61+2374.81+2646.31+2552.82+2405.1+2610.99)/100" office:value-type="float" office:value="2540.6918">
            <text:p>2540,6918</text:p>
          </table:table-cell>
          <table:table-cell table:formula="of:=(2423.01+2512.41+2793.11+2368.81+2736.31+2372.7+2316.9+2733.7+2460.31+2743.41+2363.11+2805.81+2593.61+2634.5+2394.81+2330.3+2631.61+2332.61+2459.01+2489.41+2374.51+2480.31+2638.01+2448.41+2491.01+2598.61+2417.41+2451.41+2567.51+2431.31+2657.51+2836.81+2689.41+2368.8+2460.5+2681.61+2531.3+2732.91+2530.21+2284.01+2380.61+2448.41+2530.7+2492.21+2625.8+2523.31+2859.61+2591.61+2409.09+2636.72+2545.81+2841.3+2425.21+2631.51+2380.31+2524.91+2383.71+2623.51+2483.91+2405.1+2538.71+2560.1+2703.71+2403.6+2445.91+2470.79+2529.39+2861.9+2427.51+2539.1+2408.11+2417.01+2475.31+2274.61+2544.21+2524.91+2809.51+2583.72+2701.71+2445.21+2407.71+2646.01+2335.61+2469.81+2408.1+2917.21+2330.61+2422.5+2531.91+2580.51+2622.81+2548.61+2618.41+2779.41+2364.71+2670.31+2696.8+2447.51+2316.91+2425.32)/100" office:value-type="float" office:value="2531.1618">
            <text:p>2531,1618</text:p>
          </table:table-cell>
          <table:table-cell/>
          <table:table-cell table:style-name="ce10" table:number-columns-repeated="2"/>
          <table:table-cell table:style-name="ce3"/>
          <table:table-cell table:style-name="ce16" table:number-columns-repeated="5"/>
          <table:table-cell table:style-name="ce18"/>
          <table:table-cell/>
        </table:table-row>
        <table:table-row table:style-name="ro1">
          <table:table-cell table:style-name="ce4" office:value-type="string">
            <text:p>l = log_2(n/2) = 12</text:p>
          </table:table-cell>
          <table:table-cell table:formula="of:=(2438.22+2267.58+2284.61+2461.1+2317.87+2753.4+2291.1+2292.04+2270.7+2503.45+2580.25+2596.09+2370.43+2301.33+2459.99+2260.9+2293.7+2459.99+2368.62+2808.99+2377.88+2426.79+2404.6+2560.55+2233+2169.61+2421.88+2564.89+2703.9+2417.58+2668.7+2348.87+2470.4+2351.09+2437.4+2557.1+2223.32+2496.87+2594.35+2434.94+2440.78+2313.07+2372.59+2543.47+2398.99+2253.5+2338.49+2268.69+2388.72+2285.73+2249.82+2361.09+2180.9+2550.96+2317.03+2453.92+2691.7+2307.02+2497.12+2430.99+2670.99+2306.67+2300.78+2635.86+2577.47+2406.19+2373.98+2385.17+2383.54+2368.72+2501.43+2699.8+2435.09+2640.96+2380.94+2186.6+2337.98+2218.29+2595.69+2648.82+2139.82+2338.69+2623.4+2314.23+2269.4+2203.39+2654.02+2350.62+2578.19+2274.03+2229.69+2408.14+2361.43+2570.85+2582.79+2230.21+2474.57+2412.63+2384.09+2287.73)/100" office:value-type="float" office:value="2416.3155">
            <text:p>2416,3155</text:p>
          </table:table-cell>
          <table:table-cell table:formula="of:=(2529.08+2568.23+2415.91+2461.44+2465.99+2328.39+2468.2+2333.62+2479.44+2380.33+2497.83+2471.71+2408.5+2804.8+2630.81+2262.31+2499.89+2718.89+2510.91+2256.31+2403.79+2573.98+2312.81+2520.21+2240.7+2469.11+2465.22+2496.44+2488.42+2555.3+2399.31+2564.52+2494.01+2361.62+2471.08+2634.41+2257.19+2576.6+2566.32+2550.77+2487.7+2315.72+2287.89+2295.71+2782.78+2308.83+2595.52+2249.81+2320.51+2289.5+2265.21+2396.19+2735.14+2499.02+2363.29+2260+2272.62+2318.51+2605.47+2415.21+2586.73+2398.72+2334.6+2453.14+2504.12+2527.69+2488.5+2193.71+2191.4+2527.62+2586.3+2695.01+2420.01+2376.72+2280.5+2528.62+2597.48+2394.42+2371.21+2373.6+2503.62+2315.72+2439.34+2364.11+2650.02+2340.6+2724.34+2335.6+2446.44+2471.2+2401.5+2444.91+2099.32+2333.99+2615.68+2210+2413.69+2528.5+2219.21+2350.29)/100" office:value-type="float" office:value="2439.9721">
            <text:p>2439,9721</text:p>
          </table:table-cell>
          <table:table-cell table:formula="of:=(2312.72+2610.01+2520.31+2514.01+2564.51+2491.52+2297.31+2447.62+2533.91+2168.5+2442.2+2532.4+2402.11+2437.61+2573.9+2541.31+2477.71+2652.82+2577.1+2383.51+2679.61+2561.5+2368.11+2389.19+2541.81+2625.1+2483.41+2666.41+2644.51+2385.4+2242.49+2370.11+2498.41+2582.61+2669.6+2439.5+2347.5+2492.61+2291+2391.99+2609.12+2322.41+2735.01+2579.51+2395.11+2547.01+2383.21+2498.6+2723.31+2620.8+2482.08+2567.7+2681.91+2453.41+2636.1+2595.01+2603.1+2471.7+2710.49+2679.31+2426.09+2941+2550.01+2389+2411.4+2553.1+2553.41+2428.81+2456.92+2724.81+2541.41+2857.2+2648.71+2529.6+2507.92+2697.1+2596.11+2471.91+2664+2649.31+2531+2473.11+2229.71+2654.41+2394.71+2357.9+2680.01+2549.81+2313+2541.51+2441.12+2919.1+2442.31+2409.01+2442.19+2783.59+2454.91+2363.32+2442.51+2489.21)/100" office:value-type="float" office:value="2519.5712">
            <text:p>2519,5712</text:p>
          </table:table-cell>
          <table:table-cell table:formula="of:=(2351.91+2721+2426.41+2330.81+2562.41+2393.11+2453.21+2473.71+2229.31+2489.7+2495.41+2570.51+2812.6+2613.11+2432.31+2435.01+2694+2419.61+2458.5+2416.21+2585.19+2561.31+2574.91+2568+2685.71+2276.11+2335.71+2312+2543.41+2591.8+2590.02+2332.32+2275.5+2411.8+2586.22+2487.59+2714.49+2409.21+2625.41+2471.31+2821.3+2755.48+2513.82+2656.41+2582.41+2609.92+2608.41+2429.81+2585.51+2597.91+2288.11+2774.71+2561.51+2473.6+2601.9+2343.71+2624.7+2413.81+2548.79+2469.5+2317.11+2584.81+2569.19+2422.71+2562.8+2468.6+2471.5+2774.5+2845.12+2632.71+2269.11+2596.61+2825.91+2045.31+2410.71+2438.91+2396.51+2677.61+2541.11+2471.51+2701.12+2278.5+2375.9+2655.7+2314.81+2314.41+2606.41+2623.89+2523.31+2499.99+2378.61+2231.51+2583.39+2620.5+2339.41+2804.51+2467.61+2397.11+2636.89+2748.58)/100" office:value-type="float" office:value="2514.027">
            <text:p>2514,027</text:p>
          </table:table-cell>
          <table:table-cell table:formula="of:=(2593.61+2512.19+2433.91+2420.01+2452.11+2707.1+2624.72+2263.8+2560.6+2500+2425.69+2502.41+2804.9+2415.81+2432.4+2447.51+2362.11+2381.59+2519.79+2221.8+2581.8+2538.01+2786.2+2362.2+2841.31+2325.71+2566.91+2419.31+2524.81+2431.5+2528.99+2677.31+2594.81+2716+2833.3+2645.51+2398.11+2644.5+2591.7+2329+2603.4+2453.21+2476.6+2576.21+2460.61+2479.81+2387.31+2345.01+2755.2+2243.31+2518.11+2451.91+2632.21+2253.4+2542.91+2727.91+2511.21+2625.69+2442.61+2654.21+2450.01+2626.71+2615.62+2328.71+2613.01+2208.91+2666.2+2320.02+2573.71+2389.21+2716.72+2559.7+2740+2542.61+2629.71+2550.4+2767.71+2361.01+2542.11+2762.81+2636.71+2388.71+2403.2+2532.11+2611+2484.11+2403.11+2583.91+2513.21+2468.5+2560.51+2607.92+2577.71+2540.01+2606.31+2775.12+2450.5+2296.91+2303.21+2612.5)/100" office:value-type="float" office:value="2523.8005">
            <text:p>2523,8005</text:p>
          </table:table-cell>
          <table:table-cell table:formula="of:=(2566.41+2448.61+2455.51+2737.51+2567.1+2279.4+2699.11+2421.41+2517.91+2600.01+2544.91+2560.7+2730.81+2430.41+2451.71+2815.4+2677.71+2396.71+2446.41+2571.41+2528.3+2753.31+2582.4+2411.01+2563.41+2674.81+2426.21+2407.91+2611.71+2732.6+2391.51+2729.1+2556.6+2512.5+2395.31+2442.71+2462.81+2615.61+2473.01+2427.21+2388.21+2496.71+2515.31+2661.51+2603.5+2851.3+2567.5+2395.41+2843.4+2571.21+2479.4+2680.01+2637.69+2496.1+2715.61+2411.81+2264.41+2759.1+2386.21+2701.21+2369.11+2620.31+2301.41+2680.4+2501.01+2598.01+2660.99+2411.6+2403.31+2472.91+2350.31+2415.4+2675.89+2614.51+2448.31+2424.7+2558.01+2569.8+2496.81+2453.61+2550.31+2510.71+2725.41+2320.4+2613.5+2418.81+2562.81+2566.9+2561.31+2769.21+2462.21+2522.41+2471.42+2561.51+2577.91+2603.6+2667.21+2483.61+2467.91+2485.11)/100" office:value-type="float" office:value="2539.7149">
            <text:p>2539,7149</text:p>
          </table:table-cell>
          <table:table-cell/>
          <table:table-cell table:style-name="ce10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table:style-name="Default"/>
          <table:table-cell table:style-name="ce8"/>
          <table:table-cell table:style-name="Default" table:number-columns-repeated="5"/>
          <table:table-cell/>
          <table:table-cell table:style-name="ce10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/>
          <table:table-cell table:style-name="ce6" table:number-columns-repeated="8"/>
          <table:table-cell/>
          <table:table-cell table:style-name="ce5"/>
          <table:table-cell table:style-name="ce6" table:number-columns-repeated="6"/>
        </table:table-row>
        <table:table-row table:style-name="ro1">
          <table:table-cell table:style-name="Default"/>
          <table:table-cell table:style-name="ce9"/>
          <table:table-cell table:style-name="ce11" table:number-columns-repeated="8"/>
          <table:table-cell/>
          <table:table-cell table:style-name="ce9"/>
          <table:table-cell table:style-name="ce11" table:number-columns-repeated="6"/>
        </table:table-row>
        <table:table-row table:style-name="ro1" table:number-rows-repeated="2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>
            <text:p>Neighbourhood / TQ</text:p>
          </table:table-cell>
          <table:table-cell table:style-name="ce5"/>
          <table:table-cell table:style-name="ce6" table:number-columns-repeated="5"/>
          <table:table-cell table:number-columns-repeated="11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>
            <text:p>l = 1</text:p>
          </table:table-cell>
          <table:table-cell table:formula="of:=(0+168.9+353.6+128.7+191+261+0+0+126.9+0+0+0+184+179+139+0+234.3+185+0+184.2+129.1+79+240.4+0+0+122.7+0+0+0+189.1+0+133.8+183.2+210.8+95+85.5+190+128.8+178.6+183+177.2+134.8+169.2+351.6+381.6+199.6+109.2+87.9+346.4+0+190.3+157.2+97.1+0+133+260.8+358.8+0+108.2+0+305.1+118.6+100.5+0+259.8+128.9+175.2+189+0+101.8+96.7+55+323.4+97.1+252.8+180.6+186.3+273+128.6+130.1+161.6+171.3+179.8+123.6+0+0+0+0+220.2+181.2+123.4+0+101.1+0+80.2+134.1+0+87.9+0+188.4)/100" office:value-type="float" office:value="126.028">
            <text:p>126,028</text:p>
          </table:table-cell>
          <table:table-cell table:style-name="ce7" table:formula="of:=(270.2+123.4+0+169.9+86.7+174.1+135.7+131.8+0+0+185+184.6+192.5+237+0+86.3+168.3+276.2+114.8+173.7+0+0+198.2+187.5+231.2+247.5+179.7+183.8+131.4+86+94.3+243.2+68.5+181.8+0+294.5+90.2+477.2+125.5+88.4+0+0+0+0+0+133.8+121.9+258+0+93.3+189.2+87.2+216.8+0+158.2+124.8+0+140.4+0+169.6+77.9+87.4+88.8+91.8+136+94.7+0+130.8+184.8+125.8+240.9+255.6+0+142.2+283.2+180.2+105.7+265.6+125.1+180.6+0+273.2+245.6+173.2+0+0+82.2+262.2+0+201.8+0+156.6+185.2+0+181.6+400.2+0+0+89.5+189.3)/100" office:value-type="float" office:value="127.5">
            <text:p>127,5</text:p>
          </table:table-cell>
          <table:table-cell table:style-name="ce7" table:formula="of:=(266.4+0+0+0+133.8+129.6+94.7+462+0+0+120.7+161.8+137.3+182.2+280+121.9+250.4+166.5+180.8+158.2+173+165.8+84.9+131.9+0+0+163.6+0+137.4+253.8+132.2+185.4+93+177.7+109.6+194.6+350.4+242.6+0+170.4+99.3+0+152.6+129.6+0+0+0+0+191.7+163.2+190.3+141+188.8+127.6+130.3+123.6+178.4+86+130.2+272+96.8+187.6+144.9+165.2+170.6+124.7+135+251.8+0+105.4+171.8+130.7+286.8+160+86.2+115.8+237+85.4+141.8+179.1+178.6+121.2+0+0+58.5+95.7+0+215.5+128.7+87.8+140.7+180.9+179.8+133.9+127.6+236.7+119.6+89.2+259.2+90.2)/100" office:value-type="float" office:value="133.376">
            <text:p>133,376</text:p>
          </table:table-cell>
          <table:table-cell table:style-name="ce7" table:formula="of:=(190.2+87.5+0+0+0+180.9+182.8+0+138.6+186.2+292.5+189.4+133.5+0+185.2+174.7+0+0+0+182.4+0+0+127.6+173.4+91.2+160.2+129.4+284.4+134.2+89.3+0+272.2+89.2+281.2+192.2+184.4+188+128.2+115.2+164+124.1+190+251.2+396.6+125.2+185.1+152.6+131.1+138.3+0+0+125.5+89.3+188.5+0+0+251.7+119+283.2+0+283.2+142.8+118.7+98.9+275.2+240.3+89.6+79.5+209.8+183+187.6+0+176.3+0+0+163.2+368+126.3+89.6+0+180.9+0+187.6+0+138.6+187.9+86.7+0+179+189.6+0+256.5+250.8+259.8+256.4+0+92.9+121.3+344.2+394)/100" office:value-type="float" office:value="136.378">
            <text:p>136,378</text:p>
          </table:table-cell>
          <table:table-cell table:formula="of:=(180.6+0+127.9+0+0+188.4+180.6+93.6+127.3+198+113+167.9+271.6+0+241.5+271.2+257.4+176.8+405.3+89.6+0+268.4+240.6+0+69.5+294+124.4+94.1+183.6+126.4+0+0+258+87.3+0+86.7+0+164.4+0+92.7+0+0+0+249.8+74.9+191.6+166.2+277.8+79.9+187.1+0+0+421.8+178.7+313.5+186.4+176.8+123.2+97.8+131.7+131.6+0+417.9+0+0+136.2+236+284.7+252+95+0+0+190.8+191.2+0+0+92.4+175.5+179.9+360.4+63.6+308.5+188.7+0+0+171.4+193.5+125.9+282.6+193.6+96.4+135.8+85.8+270.5+0+127.8+298.2+194.8+180.4+92.8)/100" office:value-type="float" office:value="137.919">
            <text:p>137,919</text:p>
          </table:table-cell>
          <table:table-cell table:formula="of:=(0+235.2+125.2+190.2+202.2+124.7+228.4+181.8+0+235.6+322+126.4+191+177.4+126.7+0+93.9+376+154.4+193.8+168.2+86.6+259.8+0+196.6+188.4+0+179.7+195+277.5+0+333.5+0+186.6+254.2+133.9+275+412.3+117.4+91.4+135.2+195+356.4+339.2+268.2+185.7+107.2+131.4+0+195.2+191+211.2+0+95.6+0+338+113+130.9+359.4+183.6+0+182.6+93.5+379.5+175.4+198+0+355.6+181.7+0+181.1+0+276.2+65.4+119.9+308.7+136.6+292.2+0+0+137.3+131.9+129.9+124.8+179.6+0+134.1+190.5+184.9+90+161.4+0+0+92.2+0+135.1+166.2+264.8+124.6+0)/100" office:value-type="float" office:value="153.709">
            <text:p>153,709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2</text:p>
          </table:table-cell>
          <table:table-cell table:formula="of:=(345.1+91.2+230.5+201.2+563.8+294.2+132.6+94.7+0+309.7+161.6+40.7+370.7+248.7+155.7+562+87+835.6+161.7+249.6+226.3+336.5+287+385.5+185.6+382.9+56.8+379.4+224.4+277.2+146.4+162.6+267+322.4+90.4+162.4+653.7+81+395.8+217.6+290.3+331.8+446.4+453.7+193.6+241+253.6+248.8+275.3+271.8+402.3+406.8+536.6+293.9+246.2+305.4+371.6+0+365.8+345.2+62+436.3+144.3+199+345.4+319.3+321.7+330.6+356.6+295.8+240.6+547.9+185.1+246+297.8+264.4+257.4+286.2+391.3+217.8+275.5+322.4+293.1+375.3+277.2+311.9+169.5+304.3+499+393.9+615.1+810.6+291.4+356.4+505.2+159.2+500+614.4+343.8+210)/100" office:value-type="float" office:value="300.31">
            <text:p>300,31</text:p>
          </table:table-cell>
          <table:table-cell table:formula="of:=(262.2+178.5+277.6+347.6+173.7+267.4+318.9+225.9+519.6+367.5+227.2+149.6+288.5+271.6+257+54.3+856.4+143.4+252+453.4+428.2+384.8+317+367.4+281+350.4+273.2+0+294.5+186+207.7+265.3+261.2+247.9+881.3+319+299.4+557.1+196.3+367.2+369.1+268.4+354.3+363.8+367.4+376.2+442.5+282.5+373.5+363.4+352.2+307.4+532.5+140.2+338.3+450.7+132+184.6+372+193.6+0+382.9+349.2+450.6+305.5+282.4+340.8+190.8+162.8+326.6+361+256.5+363.2+440.4+255.6+372.5+199.3+357.9+399.9+81.8+394.3+0+223+353.1+414.2+83.4+211.6+425.6+521.9+192.6+369.5+300.8+319.1+211.2+351.3+304.8+187.4+499.8+467.3+392.6)/100" office:value-type="float" office:value="310.45">
            <text:p>310,45</text:p>
          </table:table-cell>
          <table:table-cell table:formula="of:=(299+334.9+0+44.3+269.4+225+241.5+119.2+413.4+467.1+410.8+258.6+350.5+597.7+81.8+322.1+431.4+377.3+313.1+444.9+469.4+154.2+187.1+275.6+180+467.7+185.2+279.6+130.8+198.3+392.8+380.4+241.9+444.6+249.7+369.6+179.3+122.5+373+466.7+977.3+268.2+84.4+215.3+363.6+439.2+352+88+207.9+212.4+301.8+339.2+488.9+217.3+583.3+342.1+222.4+407.4+454.6+339.6+386+478.5+471.1+165.6+407.2+86.3+288.2+494.8+242.6+68.5+132.3+439.2+275.8+251.1+454.2+178+597.2+177.6+279+202.3+483+240.4+236.5+353.6+330.5+647.8+455.2+198.8+432.9+425+397.2+196.8+302.4+596.2+592+504.2+309.6+85+367.2+276.5)/100" office:value-type="float" office:value="321.616">
            <text:p>321,616</text:p>
          </table:table-cell>
          <table:table-cell table:formula="of:=(311.5+274+459.1+435.6+261+601.8+264.9+165.6+0+330.2+198+374.4+312.9+270.8+292.1+379.6+261.8+331.7+130.8+410.7+268.1+211.5+180.1+170.8+227.8+90.7+201.2+334.4+294.6+225.1+337.3+125.1+184.2+173.1+402.1+345.9+215.9+443.8+453.6+755+282.1+315+359.8+428+261.8+269.9+227.7+108.6+414.5+213.5+261.7+402.8+279.9+600.8+276+0+312.2+496.2+335.7+600.3+352+248.9+218.8+123.9+560.2+318.6+498.9+184.8+441.7+63.4+187.9+287.1+401+83.3+387.2+442.6+280.4+164.4+241.2+228+276.4+336.9+296.6+190+175.4+587.3+709.9+535.7+592.5+0+211.6+336.3+574.8+194.1+398.4+423.4+199.9+674.6+157.5+326.9)/100" office:value-type="float" office:value="310.658">
            <text:p>310,658</text:p>
          </table:table-cell>
          <table:table-cell table:formula="of:=(0+241.9+258.8+246+134.7+519.7+338.1+191.5+443.1+736.2+294.9+379.6+269.9+186.1+211.8+231.5+327.4+360.9+577.6+265.4+308.8+354.6+345.5+153.3+81.1+268.1+711.2+353.8+307.6+506.5+90.4+633.6+119+275+299.6+432.4+346+100+118.1+248.1+343+270+717.4+605.1+307.3+271.2+525.3+122.8+0+279.8+355.2+99.4+217.1+102+275.8+302+253.8+153.6+225.5+297.3+223.9+319.7+383.9+203.2+332.2+469+492.5+890+811.2+53.7+62.7+421+445.2+258.6+379.7+487.5+630.8+84.9+883.3+463.6+81.4+596+950.4+259.2+263.5+187.8+323+138.3+380.7+207.8+337.4+267.4+91+408.2+0+246.2+184.4+369+458.2+484.8)/100" office:value-type="float" office:value="325.227">
            <text:p>325,227</text:p>
          </table:table-cell>
          <table:table-cell table:formula="of:=(0+268.2+211.8+410.7+324.1+220.7+399.6+144.6+297.3+458+366.8+0+190+334+327.8+544.5+531+332.8+92.3+255+133.2+157.5+377.2+616.2+299.4+518.4+524.1+432.9+328.4+443.5+269+502.8+173.7+456.7+265.2+463.4+592.3+150.2+311+344.4+737.6+144.6+62.4+407.6+392.9+289.1+233+278.9+304.5+316.5+183+801.6+456.4+424+380.6+332.9+175+444.5+447.8+200+263.5+656.4+395+375+238.3+482.9+527.1+242.4+498+432.6+454.5+61.9+308.9+353.9+524.8+277.4+336.7+56.9+323.9+693.2+180.6+259+336.3+188.4+210.4+127+535.6+128.1+93.2+271.3+359.4+155.7+221.4+0+653.8+266.5+177.5+371.9+231.3+303.8)/100" office:value-type="float" office:value="326.561">
            <text:p>326,56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5</text:p>
          </table:table-cell>
          <table:table-cell table:formula="of:=(1854.9+2078.4+1579.39+1502.4+1491.2+1852.7+1400.9+1348+1429.7+1690.9+1561.8+1785.1+1331.4+1623+1548.7+1862.9+1492.2+1683.5+1566.7+1912.79+1419.3+1535+2387+1544.1+2006.6+1607.8+1538.6+1746.1+1877.7+1688.5+1688.29+1359.9+1829+1998.41+2122.1+1605.7+1101.7+1430.4+1265.7+1955.89+1443.8+1519.1+1971.11+1403.1+1776.69+1682.3+1580.9+1499.9+1757.5+1858.8+1609.4+1802+1820.99+1769.3+1600.2+1577.8+1407.3+1317.5+1792.5+1552.7+2153.9+1575.9+1359.3+1326+1815.61+1360.6+1794.2+1554.29+1342.9+1236.3+2010.1+1583.3+1641.5+1120.8+1883.5+1595+2129.9+1203.8+1608.61+1615.7+1540.4+1239.3+1593.1+1392.4+2146.5+1619.8+1411.4+1794.6+1276.6+2274.2+1791.2+1628.1+1834.4+1903.5+1357.6+1270+1633.9+1586.2+1366.4+1728.9)/100" office:value-type="float" office:value="1633.4697">
            <text:p>1633,4697</text:p>
          </table:table-cell>
          <table:table-cell table:formula="of:=(1052.3+1742.6+1252.9+1392.3+1754.3+1597.3+1677.4+1501.3+2231.1+1485.5+1424.1+2224.8+1644.3+1604.5+1028.4+1632.5+1557.6+1921+2157.8+1238.4+1076.4+1600.5+1388+1438.5+1270.3+1446.3+1896+1905.9+2276.4+1502.6+1589+1766.3+1744+1475.3+1887.3+1997.2+2153.9+1096.4+1659+1413+1598.5+1572.2+1800.7+1452.9+1927.4+1667.4+1730.3+2058.3+1635+1658.5+1519.3+1302.2+1591.1+1359.2+2234.3+1633.1+1704.3+1911.7+1730+1855.3+1344.9+1579.2+2260.8+1993.4+1963.6+1548.7+1577.6+1848.5+1880.3+1520.5+2278.8+1880.3+1541.5+1370.7+1961.6+1730.8+1614.6+1373.8+1199.7+1770.5+1875.3+1558.9+1978+1993.8+1549.4+2050.3+1988.71+1218.5+1521.5+1696.3+1860.7+1810.5+1466.1+1995.6+1634.7+1609.7+2122.6+1592.8+2082.9+1342.7)/100" office:value-type="float" office:value="1678.3321">
            <text:p>1678,3321</text:p>
          </table:table-cell>
          <table:table-cell table:formula="of:=(1700.4+1969.6+1572+1752+2117.6+1663.4+1624.6+1735+1522.6+1384.1+1448.4+1419.4+1810.5+1542.1+1728.9+2216.8+1550.1+2330.21+1248.1+1743+1212+1332.5+1966.5+1480.9+1907.7+1756.6+1885.9+1744+1470.7+1344.6+1876.2+1646.1+1501.5+1902.2+1573.8+1692.9+1446.3+1536.3+1808.6+1693.7+1913.4+1601.7+1813.9+2294.91+1735.7+1898.5+1579+1980.4+2126.8+1608.5+1714.1+1547.1+1674.8+2056.1+2053.4+2232.51+898+1648+1732.8+1594.5+2156.7+1204.8+1595.6+1332+1516.2+1502.9+1471.8+1738+1420.3+1362.1+2130.7+1852.7+1692.6+1616.8+1461.7+1790.5+1617.6+1550.7+1821.3+2152+2292.99+1712.3+1729.9+1103.8+1430.4+1548.4+1403.5+1446.6+1755.9+2505.9+1339.2+1562.4+1528.5+2391.4+1931.9+1503.6+1683.4+1668.1+2152.3+1639.6)/100" office:value-type="float" office:value="1698.7902">
            <text:p>1698,7902</text:p>
          </table:table-cell>
          <table:table-cell table:formula="of:=(1546.9+1957+1478.9+1647.6+2219.2+1408.9+1369.1+2060.4+1440.7+2064.7+1360.6+2041+1438.8+1554+1515.5+2051.9+1925.4+1634.1+2181+2260.7+1685.1+1353.3+1838.9+1746.4+2295.49+1886.4+1187.9+1706.6+1601.4+1486.5+2371.6+1386.9+1617.6+1532+1791.6+1709.7+1813.1+1845.5+1686.2+1817.9+1567.8+1575.4+1679.6+1724.9+1969.1+2047.4+1070.4+2005.7+1555.7+1991.4+2004.2+1753.8+1411.3+1561.6+1894.7+1484.3+1425.5+1463.6+1955.7+1588.4+1382.1+1882.4+1718.7+1242.2+1529.3+2056.8+1141.6+1974.4+1921.4+1791.7+2049.7+1302.1+1694.5+1615+1764.8+1887.1+2060.71+1796+1201.2+2094+1345.2+2197.6+1999.9+2398.39+1345.6+1301.8+1569.8+1506.1+2089+1593.1+1691.4+1719.4+1897+1634.7+1386.6+1740.3+1557.2+1538.3+1676.4+1569.9)/100" office:value-type="float" office:value="1711.1039">
            <text:p>1711,1039</text:p>
          </table:table-cell>
          <table:table-cell table:style-name="ce13" table:formula="of:=(1885+1783.8+1975.6+1621.5+1633.1+1840.4+2035.3+1351.8+2012.7+2121.3+1543.5+1541.7+1899.3+1426.4+1216.1+1425.2+1507.8+1771.3+1813.7+1445.6+1587+1550.4+1543.8+1394.9+2161.4+1694.1+2054.4+1474+1566.9+1702.3+1655.8+1623.1+1568+1436.1+1840.5+2027.3+1715.9+1968.4+1365.2+1772.1+1506.7+1470.5+2233.2+2011.6+2079.5+1346.2+1711.7+1484.5+1395.7+1870.7+1641.9+1495.2+1557+2028.6+2316+1693.4+1369.6+1520.3+1790.2+1848.7+1401.5+1516+2069.5+1670.4+1937.9+1775.1+1807.2+1887.2+1551+1986.2+1669.2+1538.4+1418.7+1530.7+1342.7+1648.6+1565.5+1835.9+2059.6+1728.3+1481.5+1259.1+1981.8+1924.8+1988.1+1380.2+2103+1687.2+2449.8+1529.6+965.599+1700.3+1449.4+1684.6+1242+1983.4+1411.8+1964.9+1960.6+1462.2)/100" office:value-type="float" office:value="1694.73399">
            <text:p>1694,73399</text:p>
          </table:table-cell>
          <table:table-cell table:style-name="ce13" table:formula="of:=(1838.8+1428.3+1853.5+1130.1+1386.6+1534.1+1708.9+1696.4+1784.2+1391.9+1945+1574.9+1692.3+1625.3+2292.6+1749.5+2010.1+1225.8+1468.2+2288.7+2047.5+1724+1623.5+1622.4+1658.5+2069.8+1362.7+1790.4+1829+1588.6+2127.2+1512.9+1564.8+1574.2+1706+1398.8+1437.1+2352.9+1685.4+1736.4+1546.9+1958.5+1736.9+2082.2+1957.7+1789.2+1722.9+1982.1+1581+1432.9+2007.1+1875+2003+1729.3+1881.7+1538.6+1831.9+1462.3+1118.2+1753+1614.2+1707.3+1307.1+1792.5+1605.3+1739.3+1899.3+1730.1+1343.3+1387.8+1244.4+1779.1+2148.8+2209.9+1757.3+1723.8+1502.3+2256.2+1669.5+1633.4+2017.9+1804.1+1783.2+2128.49+1608.7+2051.4+1374.6+1513.9+1366.7+1346.4+2017.8+1230.6+1464+1630.4+1810.4+1915.2+1489.3+2173.7+1521.6+1296.3)/100" office:value-type="float" office:value="1706.2329">
            <text:p>1706,2329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10</text:p>
          </table:table-cell>
          <table:table-cell table:formula="of:=(2784.81+2779.4+2732.73+2550.16+2436.43+2676.22+2166.43+2615.97+2603.13+2475.52+2205.86+2411.38+2443.73+2754.21+2647.11+2932+2568.3+2351+2536.61+2537.52+2612.14+2363.63+2892.91+2722.31+2406.73+2575.94+2537.98+2223.21+2416.13+2864.41+2598.05+2214.66+2762.81+2661.92+2352.88+2385.53+2688.82+2626.27+2438.53+2577.34+2435.93+3012.32+2754.61+2525.63+2253.78+2521.5+2589.32+2272.39+2700.1+2473.13+2624.82+2694.73+2467.23+2503.43+2804.04+2454.37+2508.64+2549.03+2729.81+2655.52+2347.31+2366.52+2672.21+2870.3+2462.02+2829.04+2960.92+2436.46+2686.22+2869.92+2265.48+2600.3+2533.04+2530.31+2492.52+2509.91+2524.61+2359.92+2378.53+2567.7+2417.72+2526.24+2694.31+2967.23+2788.73+2153.5+2386.03+2415.24+2451.16+2517.33+2525.77+2702.53+2573.4+2572.33+2326.53+2501.96+2871.31+2658.79+2739.54+2549.45)/100" office:value-type="float" office:value="2562.6339">
            <text:p>2562,6339</text:p>
          </table:table-cell>
          <table:table-cell table:formula="of:=(2542.42+2796.8+2524.9+2392.21+2598.11+2869.18+2651.71+2747.31+2697.62+2392.32+2723.21+2634.71+2889+2738.63+2547.79+2514.2+2409.78+2574.73+2723.6+2479.58+2727.81+2877.71+2781.39+2503.71+2656.69+2812.21+2857.99+2648.51+2517.69+2657.31+2624.07+2875.07+2489.91+2487.3+2543.6+2742.51+2548.01+2544.77+2504.09+2273.21+2318.01+2663.11+2628+2548.3+2351.01+2668.31+2902.6+2304.78+2609.38+2809.3+2605.91+2397.99+2817.51+2371.51+2389.28+2773.8+2590.4+2637.51+2613.6+2864.12+2685.01+2549.6+2687.79+2550.52+2414.4+2322.6+2604.09+2692.21+2667.79+2798.01+2681.47+2862.9+2889.99+2488.28+2591.88+2896.99+2806.61+2834.81+3052+2700.3+2583.47+2630+2662.91+3057.41+2494.41+2549.99+2946.21+2192.69+2888.01+2796.61+2494.8+2620.81+2486.62+2885.39+2782.71+2523.99+2676.61+2818.11+2899.11+2400.6)/100" office:value-type="float" office:value="2641.5351">
            <text:p>2641,5351</text:p>
          </table:table-cell>
          <table:table-cell table:formula="of:=(2420.1+2682.29+2768.4+2901.21+3042.91+2692+2717.91+2464.91+3031.7+2597.81+2672.41+2687+2837.7+2666.79+3336.59+2535.9+2503.6+2792.6+2883.01+2937.8+2826.61+2512.9+2750.42+3176.4+2551.51+2636.5+3065.61+2712.71+2932.3+2793.2+3051.59+2815.11+2692.01+2549.9+2742.3+2739.21+2670.4+2928.8+2742+2500.9+2876.82+2734.4+2940.3+3123+2542.01+2678.5+2963.09+2755.79+2934.21+2482.6+3047.9+2803.3+2757.8+2942.29+2538.81+3107.11+2864.5+2842.3+2707.7+2499.7+2852.01+2540.9+2914.8+2611.52+2647.9+3057.71+2900.31+2849.7+2725+2742.51+2848.9+2880.89+2828.21+2672.71+2808.3+2640.29+2587.9+2391.99+2955.33+2743.11+2946.8+2979.21+2754.21+2936.3+3072+2642.81+2949.29+2375.6+2711.19+2723.9+2544.2+2917.31+2988.21+2717.5+2632+2917.7+2310.9+2759.1+2801.5+2619.6)/100" office:value-type="float" office:value="2772.0447">
            <text:p>2772,0447</text:p>
          </table:table-cell>
          <table:table-cell table:formula="of:=(2510.02+2889.5+2752.81+2906.21+2496.09+2811.9+2828.21+2648.82+2799.99+2852.71+2600.81+2676.32+3065.58+2460.6+2537.79+2735.5+2872.1+2761+2868.51+2706.9+2804.5+2644.61+2406.3+2971.41+2481.1+3021.09+2584.71+2612.3+2848.11+2516.4+3022.3+2767.01+2829.1+2630.52+2735.5+2840.6+3082.61+2821.89+2848.8+2638.69+2949.4+2760+2699.9+2735.1+2681+2426.02+2492.3+2639.4+2626.11+2616.8+2720.49+2941.41+2914.49+2505.2+2920.09+2991.31+2609.19+3102.2+2782.69+2561.9+2537.39+2686.91+2731.9+2718.2+3031.51+3080.8+2927.6+2535.6+2949.51+3081.31+2771.11+2550.2+2586.71+2838.11+2930+2848.91+2925.9+3043.31+2748.71+2635.1+2987.9+2832.21+2739.71+2775.01+2489.59+2842.48+2574.21+2751.6+2872.48+2967+2349.1+2821.81+3054.9+2869.91+2533.1+3123.9+2793.9+2701.8+2643.7+2549.71)/100" office:value-type="float" office:value="2759.9673">
            <text:p>2759,9673</text:p>
          </table:table-cell>
          <table:table-cell table:formula="of:=(2923.01+2810+3050.51+3054.89+2529.69+2915.78+2882.6+2845.7+3016.6+2746.49+3228.51+3009.3+3057.11+2754.7+2471.4+2980.49+2452.7+2901.41+3592.93+2938.31+2885.2+2545.91+2466.5+2590+2583.7+2684.2+2785.51+2713.9+2872.31+2577.9+2843.11+2699.49+2904.8+3285.5+3082.68+2906.01+2500.8+2648.59+2557.3+2862.41+3024.9+3107.3+3005.6+2672.41+2813.5+2748.7+3282.71+2533.3+2691.4+2787.5+2875.01+2630.7+2752.41+2500+2770.1+2646.3+2564.4+2861.8+2723.3+2714.21+2637.29+2694.41+2999.2+2791.1+2382.7+2758.5+2699.6+2865.31+2378.6+2819.89+2680.19+2686.51+3141.01+2767.4+2530.51+2727.7+2962.9+2579.91+2630.1+2694.8+3039.19+2425.9+2708+3111.3+2669.8+2691.51+2713.5+2858.3+2690.7+2811.29+2558.4+2834.41+2711.5+2606+2694.61+2953.2+2820.1+2714.3+2630.51+2716.2)/100" office:value-type="float" office:value="2782.4985">
            <text:p>2782,4985</text:p>
          </table:table-cell>
          <table:table-cell table:formula="of:=(2384.7+2571+2696.51+2901+2653.99+2929.79+2894.41+2605.1+2742.89+3036.5+2634.2+2503.8+2853.61+2575.7+2835+2882.8+2741.99+2496.7+2823.61+2561.91+2980.5+2791.6+3044.78+2828.61+2770.5+2784+2760.71+2663.51+2708+2544.91+2615+2867.5+2588.3+2341.01+2639.81+3034.51+2505.1+2607.5+2900.71+2691.39+2580.8+2744+2797.51+2942.7+3052.21+2637.3+3116.09+3032.79+2792.5+2731+2754.41+2861.09+3058.8+2787.1+2647.5+2682.9+2520.79+2550.2+3569.8+2862.39+2557.3+2748.11+2901.31+2865.8+3235.19+2523.8+2933.21+2647.3+2921.9+2637.69+2854.48+2983.08+2564.69+2603.41+2766.4+2719.81+2823.6+2716.2+2601.91+2527.91+2664.4+2733.71+2879.01+2642.51+2620.6+2773.39+2633.9+2388.8+2849+2579.2+2511.2+2729.81+2751.11+2968.4+2538.39+2838.29+2570.1+2613.4+2469.8+2829.9)/100" office:value-type="float" office:value="2744.3306">
            <text:p>2744,3306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l = log_2(n/2) = 12</text:p>
          </table:table-cell>
          <table:table-cell table:formula="of:=(2855.8+2735.21+2634.81+2222.93+2538.61+2430.33+2455.23+2671+2620.81+2722.86+2108.39+2491.53+2596.79+2561.05+2560.41+2440.2+2225.72+2601.17+2800.79+2540.11+2393.55+2332.42+2798.01+2376.73+2494.42+2475.35+2898.52+2773.5+2670.51+2780.31+2492.32+2482.45+2786.03+2656.85+2521.91+2923.4+2427.73+2488.01+2888.54+2281.52+2525.62+2509.52+2561.21+2362.62+2463.32+2307.52+2494.19+2685.03+2668.3+2455.72+2665+2455.79+2793.42+2732.99+2648.72+2872.56+2526.41+2869.41+2616.91+3045+2455.56+2829.72+2252.31+2320.52+2942.1+2395.93+2847.11+2795.13+2820.94+2874.71+2336.36+2665.6+2899.08+2615.14+2271.71+2184.32+2540.42+2236.08+2346.88+2609.17+2653.62+2419.37+2527.09+2260.82+2474.78+2349.84+2374.59+2563.06+2441.22+2835.53+2635.92+2549.22+2249.42+2800.2+2654.91+2519.15+2432.63+2565.65+2556.44+2518.83)/100" office:value-type="float" office:value="2566.3617">
            <text:p>2566,3617</text:p>
          </table:table-cell>
          <table:table-cell table:formula="of:=(2706.48+2747.4+3052.77+2780.2+2718.1+2783.38+2725.59+2721.9+2164.41+2515.81+2579.6+2769.5+2467.5+2991.1+2915.38+2470.7+2893.51+2511.5+2617.9+2573.71+2790.81+2698.71+2591.08+2670.31+2739.3+2560.92+2536.33+2655.4+2402.4+2769.99+2766.11+2518.28+2929.57+2793.82+2835.2+2637.5+2486.2+2810.23+2642.2+2838.11+2303.88+2522.41+2625.61+2550.21+2524.19+2771.23+2732.77+2541.02+2357.81+2834.91+2643.3+2441.61+2806.31+2480.38+2564.58+2636.03+2564.09+2759.89+2427.81+2658.81+3009.9+2887.61+2943.51+2343.31+2731.11+2788.31+2827.1+2528.78+2748.4+2550.33+2477.69+2737.02+2666.3+2652.19+2701.61+2899.21+2431.28+2752.11+2813.01+2862.91+2371.61+2784.71+2598.91+2437.31+2736.19+2723.73+2560.31+2852.31+2821.99+2703.9+2644.19+2548.77+3474.1+2784.78+2539.01+2772.31+2714.2+2544.1+2829.52+2904.21)/100" office:value-type="float" office:value="2678.2361">
            <text:p>2678,2361</text:p>
          </table:table-cell>
          <table:table-cell table:formula="of:=(2739.59+2737.39+2660.1+3165.91+2484.09+2668.91+2943.4+2881+2691.21+2842.51+2749.6+2636.89+2727.21+2934.91+2536.91+2354.7+2532.41+2702.01+2976.52+2690.6+3130+2811.5+3083.81+2989.08+2541.9+3085+2928.48+2556.9+3116.2+2911.8+2403.8+2352.89+2973.9+2932.31+2718.51+2806.31+2789.4+2751.6+2832.1+2886.81+3017+2705.01+2936.61+2677.2+2534.18+2872.41+2676.11+2501.1+2550.1+2638.2+2577.6+2700.3+3063+2782.4+2869.31+2593+2783+2594.51+2504.3+2701.71+2527.32+2900.11+2697+3044.31+2718.4+2670.18+2794.91+3025.78+2817.52+2949.6+2502.9+2622.2+3002.71+2885.2+2387.5+3050.77+2749.7+2518.09+2832.6+2653.89+2731.91+2594.41+2424.4+2659.7+2969+2615.68+2671.51+2902+3040.31+2669.8+2859.5+2566.4+2496.91+2454.3+3258.81+2627.21+2709.7+2593.32+2581.1+2632.2)/100" office:value-type="float" office:value="2749.4408">
            <text:p>2749,4408</text:p>
          </table:table-cell>
          <table:table-cell table:formula="of:=(2604.9+2640.59+2874.01+2906.41+2684.61+2807.71+2892.1+2640.5+2765.09+2889.79+2743.48+2942.01+2883.41+2683.61+3021.68+3031.8+2980.59+2796.8+2991.5+2848.1+2504.5+2675.51+2702.4+3012+2695.88+3061+2424.3+2834.8+2877.8+2920.7+2748.9+2428.5+2763.7+2408.6+2675.8+2710.5+3162.4+2401+2727.21+2858.3+2719.2+2794.3+2667.11+2874.7+2734.4+3117.01+3063.4+3096.21+2715.9+2506.4+2476.8+2560.2+2820.29+2953.78+2782.4+2933.5+2970.8+2842.08+2402.7+2558.5+2607.21+2642.6+2830.8+2558.1+2728.8+2420.61+2732.6+2961.41+2495.61+2609.9+2751.29+2767.7+2467.6+2790.6+2821+2795.08+2958.1+2737.8+2878.29+3215.91+3180.4+3125.91+3081.1+2895.81+2503.1+2787.81+2892.71+2963.41+3112.81+2823.6+2813.2+2573.9+2572.6+2904.2+2435.5+2778.61+2708.59+2756.6+2808.9+3078.31)/100" office:value-type="float" office:value="2783.8025">
            <text:p>2783,8025</text:p>
          </table:table-cell>
          <table:table-cell table:formula="of:=(2576.09+2488.8+3057.79+2496.5+2843.99+2796.8+2543.39+2935.9+2489.1+2662.3+2616.6+2594.4+2733.31+2885.89+2843.7+2592.6+2634.41+2884.5+2961.5+2831.9+2705.1+3390.91+2522.5+2776.3+2523.6+2616.5+3008.4+2777.6+2922.2+2895.1+2609.8+2916.4+2740.29+3048.91+2881.1+2932.21+2367.2+2999.4+2983.6+2433.7+2920.6+2744.4+2911.29+2913.27+2614.91+2662.21+2715.91+2941.31+2480.01+2999.41+2471.6+3041.61+2602.01+2769.79+2648.4+3050.81+2834.5+2839.9+2833.5+2541.3+2721.3+2819.51+2601.39+2680.8+3037.5+2746.4+2684.01+3089.78+2583.6+2814.6+2595.61+2753.2+2989.81+2807.6+2923.6+2561.8+2797.89+3007.6+2549.81+2620.4+2852.21+2535.1+3073.9+2573.4+3042.7+3059.2+2702.2+3116.5+3157+3039.4+2736.8+2626.8+2876.59+2872.41+3131.48+2892.31+2442.3+2833.9+2639.5+2573.1)/100" office:value-type="float" office:value="2782.2004">
            <text:p>2782,2004</text:p>
          </table:table-cell>
          <table:table-cell table:formula="of:=(2569.41+2926.3+2975.51+2874.4+2806.4+2818.1+3087.9+2846.51+2619.21+2967.69+3015.3+2579+2659.1+2680.2+2713.2+2618.1+2381.8+2723.9+2414.4+2807.1+2952+3071.4+2737.5+2717.3+2497.19+2556.8+2679.41+2694.8+2593.11+2920+2822.6+2708.18+2644.9+2856.7+2879.3+2942.49+2507.8+3049.09+2985.51+2373.3+3136.2+2618+2899.89+2622.19+2337.5+3039.2+2823.8+2981.11+2680.41+2703.3+2907.91+3095.69+2885.4+2580.29+2804.5+2988+2996.8+3069.7+2862.08+2704.79+2653.5+3036.9+2730.5+2618.8+2898.3+2884.09+2543.2+2817.51+3153.7+2890+3101+2645.6+2626.6+2735.01+3458.2+2688.6+3155.9+2774.59+2935.1+3023.5+2417.6+2870.1+2713.5+2433.3+2826.49+2514.01+2856.6+3000.6+2747.7+2891.21+2640.7+2880.41+2468+2656.21+2771.19+2600.2+2833+2992.2+2748.4+2784)/100" office:value-type="float" office:value="2790.2569">
            <text:p>2790,2569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2"/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7"/>
          <table:table-cell table:style-name="ce3"/>
          <table:table-cell table:number-columns-repeated="1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7"/>
          <table:table-cell table:style-name="ce3"/>
          <table:table-cell table:number-columns-repeated="10"/>
        </table:table-row>
        <table:table-row table:style-name="ro1">
          <table:table-cell table:style-name="ce4"/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style-name="ce2">
            <draw:frame table:end-cell-address="Advogato_i100.I51" table:end-x="0.119cm" table:end-y="0.301cm" draw:z-index="1" draw:name="CDHS / MIN" draw:style-name="gr1" svg:width="18.239cm" svg:height="11.39cm" svg:x="1.588cm" svg:y="0.201cm">
              <draw:object draw:notify-on-update-of-ranges="Advogato_i100.A15:Advogato_i100.A19 Advogato_i100.B14:Advogato_i100.B14 Advogato_i100.B15:Advogato_i100.B19 Advogato_i100.C14:Advogato_i100.C14 Advogato_i100.C15:Advogato_i100.C19 Advogato_i100.D14:Advogato_i100.D14 Advogato_i100.D15:Advogato_i100.D19 Advogato_i100.E14:Advogato_i100.E14 Advogato_i100.E15:Advogato_i100.E19 Advogato_i100.F14:Advogato_i100.F14 Advogato_i100.F15:Advogato_i100.F19 Advogato_i100.G14:Advogato_i100.G14 Advogato_i100.G15:Advogato_i100.G19" xlink:href="./Object 2" xlink:type="simple" xlink:show="embed" xlink:actuate="onLoad"/>
              <draw:image xlink:href="./ObjectReplacements/Object 2" xlink:type="simple" xlink:show="embed" xlink:actuate="onLoad"/>
              <svg:title>CDHS / MIN</svg:title>
            </draw:frame>
          </table:table-cell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/>
          <table:table-cell table:style-name="ce3"/>
          <table:table-cell table:number-columns-repeated="10"/>
        </table:table-row>
      </table:table>
      <table:table table:name="Advogato_i10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CDHS / MIN</text:p>
          </table:table-cell>
          <table:table-cell table:style-name="ce5"/>
          <table:table-cell table:style-name="ce6" table:number-columns-repeated="7"/>
          <table:table-cell table:style-name="ce6">
            <draw:frame table:end-cell-address="Advogato_i10.R26" table:end-x="0.231cm" table:end-y="0.3cm" draw:z-index="0" draw:name="CDHS / MIN" draw:style-name="gr1" svg:width="18.239cm" svg:height="11.39cm" svg:x="0.756cm" svg:y="0.239cm">
              <draw:object draw:notify-on-update-of-ranges="Advogato_i10.A3:Advogato_i10.A7 Advogato_i10.B2:Advogato_i10.B2 Advogato_i10.B3:Advogato_i10.B7 Advogato_i10.C2:Advogato_i10.C2 Advogato_i10.C3:Advogato_i10.C7 Advogato_i10.D2:Advogato_i10.D2 Advogato_i10.D3:Advogato_i10.D7 Advogato_i10.E2:Advogato_i10.E2 Advogato_i10.E3:Advogato_i10.E7 Advogato_i10.F2:Advogato_i10.F2 Advogato_i10.F3:Advogato_i10.F7 Advogato_i10.G2:Advogato_i10.G2 Advogato_i10.G3:Advogato_i10.G7" xlink:href="./Object 1" xlink:type="simple" xlink:show="embed" xlink:actuate="onLoad"/>
              <draw:image xlink:href="./ObjectReplacements/Object 1" xlink:type="simple" xlink:show="embed" xlink:actuate="onLoad"/>
              <svg:title>CDHS / MIN</svg:title>
            </draw:frame>
          </table:table-cell>
          <table:table-cell table:style-name="ce1"/>
          <table:table-cell table:style-name="ce6" table:number-columns-repeated="2"/>
          <table:table-cell table:number-columns-repeated="5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/>
          <table:table-cell table:style-name="ce6" table:number-columns-repeated="2"/>
          <table:table-cell/>
          <table:table-cell table:style-name="ce6" table:number-columns-repeated="6"/>
          <table:table-cell/>
        </table:table-row>
        <table:table-row table:style-name="ro1">
          <table:table-cell office:value-type="string">
            <text:p>l = 1</text:p>
          </table:table-cell>
          <table:table-cell table:formula="of:=(200.4+200.4+286.8+85.1+129.1+205.8+143.4+251.7+88.3+260.2)/10" office:value-type="float" office:value="185.12">
            <text:p>185,12</text:p>
          </table:table-cell>
          <table:table-cell table:style-name="ce7" table:formula="of:=(97.8+187.7+92.5+184.2+0+126.8+0+124.5+83.6+0)/10" office:value-type="float" office:value="89.71">
            <text:p>89,71</text:p>
          </table:table-cell>
          <table:table-cell table:style-name="ce7" table:formula="of:=(310.1+192.3+0+132.2+364+0+168.2+0+0+0)/10" office:value-type="float" office:value="116.68">
            <text:p>116,68</text:p>
          </table:table-cell>
          <table:table-cell table:style-name="ce7" table:formula="of:=(0+128.1+0+298.2+446+193.8+164+465+295.8+247.6)/10" office:value-type="float" office:value="223.85">
            <text:p>223,85</text:p>
          </table:table-cell>
          <table:table-cell table:formula="of:=(317.1+166.6+372.8+251.2+280.2+306+154+183.8+206.4+406.8)/10" office:value-type="float" office:value="264.49">
            <text:p>264,49</text:p>
          </table:table-cell>
          <table:table-cell table:formula="of:=(176+0+371.5+258.2+193.2+602+181.8+252.2+0+0)/10" office:value-type="float" office:value="203.49">
            <text:p>203,49</text:p>
          </table:table-cell>
          <table:table-cell table:style-name="ce14"/>
          <table:table-cell table:style-name="ce15" table:number-columns-repeated="2"/>
          <table:table-cell table:style-name="ce5"/>
          <table:table-cell table:style-name="ce6" table:number-columns-repeated="6"/>
          <table:table-cell/>
        </table:table-row>
        <table:table-row table:style-name="ro1">
          <table:table-cell office:value-type="string">
            <text:p>l = 2</text:p>
          </table:table-cell>
          <table:table-cell table:formula="of:=(455+809.8+517+379.5+770+737.6+386.8+507.4+315.7+444.7)/10" office:value-type="float" office:value="532.35">
            <text:p>532,35</text:p>
          </table:table-cell>
          <table:table-cell table:formula="of:=(743.599+563.1+672.8+140.1+426.9+756.6+93.6+599.6+350.4+466.9)/10" office:value-type="float" office:value="481.3599">
            <text:p>481,3599</text:p>
          </table:table-cell>
          <table:table-cell table:formula="of:=(433.5+135.2+426.9+872.7+260.1+745.5+417+382.2+274.8+1204)/10" office:value-type="float" office:value="515.19">
            <text:p>515,19</text:p>
          </table:table-cell>
          <table:table-cell table:formula="of:=(619.9+379.6+881.8+517.7+413.3+297.2+213+328.5+491.9+259.8)/10" office:value-type="float" office:value="440.27">
            <text:p>440,27</text:p>
          </table:table-cell>
          <table:table-cell table:formula="of:=(675.2+271.8+398.3+421.5+414.9+486.8+357.8+378+718.5+534)/10" office:value-type="float" office:value="465.68">
            <text:p>465,68</text:p>
          </table:table-cell>
          <table:table-cell table:formula="of:=(351+387.2+368.8+338.4+399.7+370.4+267+312.9+507.1+179.6)/10" office:value-type="float" office:value="348.21">
            <text:p>348,21</text:p>
          </table:table-cell>
          <table:table-cell/>
          <table:table-cell table:style-name="ce7" table:number-columns-repeated="2"/>
          <table:table-cell table:style-name="ce3"/>
          <table:table-cell table:style-name="ce16" table:number-columns-repeated="5"/>
          <table:table-cell table:style-name="ce18"/>
          <table:table-cell/>
        </table:table-row>
        <table:table-row table:style-name="ro1">
          <table:table-cell office:value-type="string">
            <text:p>l = 5</text:p>
          </table:table-cell>
          <table:table-cell table:formula="of:=(2031.41+1905.5+1644.2+1974.59+2131.99+1996.59+1676.01+1864.79+1876.51+1654.3)/10" office:value-type="float" office:value="1875.589">
            <text:p>1875,589</text:p>
          </table:table-cell>
          <table:table-cell table:formula="of:=(1866.8+2405.89+2131.5+1988+1747+1969.1+1800.7+2061.8+1508.1+1657.51)/10" office:value-type="float" office:value="1913.64">
            <text:p>1913,64</text:p>
          </table:table-cell>
          <table:table-cell table:formula="of:=(1863.5+2123.4+1808+1701.4+1928.7+2020.1+1727.2+2211.7+2046.6+1591.7)/10" office:value-type="float" office:value="1902.23">
            <text:p>1902,23</text:p>
          </table:table-cell>
          <table:table-cell table:formula="of:=(1783.6+1857.6+1963.2+1780.2+1995+1765.7+1815.7+1827.1+2128.8+1930.29)/10" office:value-type="float" office:value="1884.719">
            <text:p>1884,719</text:p>
          </table:table-cell>
          <table:table-cell table:style-name="ce13" table:formula="of:=(2211.09+1739.9+2192.2+1661.5+1910.5+1824.5+2142.5+1638.3+1661.1+1957.1)/10" office:value-type="float" office:value="1893.869">
            <text:p>1893,869</text:p>
          </table:table-cell>
          <table:table-cell table:style-name="ce13" table:formula="of:=(1954.4+1767+1422.9+2155.6+2360.11+2181.4+2002.1+1753.3+1943.2+2147.5)/10" office:value-type="float" office:value="1968.751">
            <text:p>1968,751</text:p>
          </table:table-cell>
          <table:table-cell/>
          <table:table-cell table:style-name="ce10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office:value-type="string">
            <text:p>l = 10</text:p>
          </table:table-cell>
          <table:table-cell table:formula="of:=(2226.92+2219.01+2366.54+2505.09+2202.59+2243.02+2397.89+2418.41+2203.27+2350.52)/10" office:value-type="float" office:value="2313.326">
            <text:p>2313,326</text:p>
          </table:table-cell>
          <table:table-cell table:formula="of:=(2601.81+2263.21+2662.22+2664.41+2497.79+2320.01+2525.92+2628.58+2433.7+2402.3)/10" office:value-type="float" office:value="2499.995">
            <text:p>2499,995</text:p>
          </table:table-cell>
          <table:table-cell table:formula="of:=(2670.32+2682.61+2491.61+2575.71+2530.52+2466.11+2514.42+2448.4+2663.62+2468.82)/10" office:value-type="float" office:value="2551.214">
            <text:p>2551,214</text:p>
          </table:table-cell>
          <table:table-cell table:formula="of:=(2659.81+2592.51+2753.61+2352.81+2441.21+2778.61+2441.31+2714.91+2636.41+2689.91)/10" office:value-type="float" office:value="2606.11">
            <text:p>2606,11</text:p>
          </table:table-cell>
          <table:table-cell table:formula="of:=(2650.1+2653.41+2810.1+2752.12+2517.01+2732.01+2465.5+2500.32+2588+2468.8)/10" office:value-type="float" office:value="2613.737">
            <text:p>2613,737</text:p>
          </table:table-cell>
          <table:table-cell table:formula="of:=(2531.01+2585.11+2637.21+2688.11+2760.61+2291.9+2488.81+2744.71+2465.01+2570.91)/10" office:value-type="float" office:value="2576.339">
            <text:p>2576,339</text:p>
          </table:table-cell>
          <table:table-cell/>
          <table:table-cell table:style-name="ce10" table:number-columns-repeated="2"/>
          <table:table-cell table:style-name="ce3"/>
          <table:table-cell table:style-name="ce16" table:number-columns-repeated="5"/>
          <table:table-cell table:style-name="ce18"/>
          <table:table-cell/>
        </table:table-row>
        <table:table-row table:style-name="ro1">
          <table:table-cell table:style-name="ce4" office:value-type="string">
            <text:p>l = log_2(n/2) = 12</text:p>
          </table:table-cell>
          <table:table-cell table:formula="of:=(2359.04+2144.52+2312.48+2273.62+2539.27+2568.07+2250.92+2487.3+2314+2521.84)/10" office:value-type="float" office:value="2377.106">
            <text:p>2377,106</text:p>
          </table:table-cell>
          <table:table-cell table:formula="of:=(2687.34+2407.81+2365.12+2730.81+2816.51+2588.94+2281.29+2449.64+2592.14+2811.93)/10" office:value-type="float" office:value="2573.153">
            <text:p>2573,153</text:p>
          </table:table-cell>
          <table:table-cell table:formula="of:=(2661.41+2422.91+2332.42+2676.69+2685.01+2519.72+2677.11+2492.49+2607.32+2435.89)/10" office:value-type="float" office:value="2551.097">
            <text:p>2551,097</text:p>
          </table:table-cell>
          <table:table-cell table:formula="of:=(2597.81+2376.11+2323+2379.61+2500.09+2399.59+2428.3+2412.01+2491.39+2558.01)/10" office:value-type="float" office:value="2446.592">
            <text:p>2446,592</text:p>
          </table:table-cell>
          <table:table-cell table:formula="of:=(2463.7+2381.21+2710+2718.1+2526.31+2579.6+2355.71+2466.69+2782.82+2464.71)/10" office:value-type="float" office:value="2544.885">
            <text:p>2544,885</text:p>
          </table:table-cell>
          <table:table-cell table:formula="of:=(2762.7+2467.41+2477+2566.71+2448.41+2787.41+2663.9+2331.71+2649.42+2403.71)/10" office:value-type="float" office:value="2555.838">
            <text:p>2555,838</text:p>
          </table:table-cell>
          <table:table-cell/>
          <table:table-cell table:style-name="ce10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table:style-name="Default"/>
          <table:table-cell table:style-name="ce8"/>
          <table:table-cell table:style-name="Default" table:number-columns-repeated="5"/>
          <table:table-cell/>
          <table:table-cell table:style-name="ce10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/>
          <table:table-cell table:style-name="ce6" table:number-columns-repeated="8"/>
          <table:table-cell/>
          <table:table-cell table:style-name="ce5"/>
          <table:table-cell table:style-name="ce6" table:number-columns-repeated="6"/>
        </table:table-row>
        <table:table-row table:style-name="ro1">
          <table:table-cell table:style-name="Default"/>
          <table:table-cell table:style-name="ce9"/>
          <table:table-cell table:style-name="ce11" table:number-columns-repeated="8"/>
          <table:table-cell/>
          <table:table-cell table:style-name="ce9"/>
          <table:table-cell table:style-name="ce11" table:number-columns-repeated="6"/>
        </table:table-row>
        <table:table-row table:style-name="ro1" table:number-rows-repeated="2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1" office:value-type="string">
            <text:p>Neighbourhood / TQ</text:p>
          </table:table-cell>
          <table:table-cell table:style-name="ce5"/>
          <table:table-cell table:style-name="ce6" table:number-columns-repeated="5"/>
          <table:table-cell table:number-columns-repeated="11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>
            <text:p>l = 1</text:p>
          </table:table-cell>
          <table:table-cell table:formula="of:=(273+190.8+0+0+352.6+197.4+91+402.5+123.3+0)/10" office:value-type="float" office:value="163.06">
            <text:p>163,06</text:p>
          </table:table-cell>
          <table:table-cell table:style-name="ce7" table:formula="of:=(179.5+216+176.2+118.8+190.8+94.1+0+172.4+139.5+181.5)/10" office:value-type="float" office:value="146.88">
            <text:p>146,88</text:p>
          </table:table-cell>
          <table:table-cell table:style-name="ce7" table:formula="of:=(0+351+175.7+0+194+0+0+0+130.2+0)/10" office:value-type="float" office:value="85.09">
            <text:p>85,09</text:p>
          </table:table-cell>
          <table:table-cell table:style-name="ce7" table:formula="of:=(0+181+163+0+127.4+175.9+179.4+345.4+121+193.6)/10" office:value-type="float" office:value="148.67">
            <text:p>148,67</text:p>
          </table:table-cell>
          <table:table-cell table:formula="of:=(184.7+312.8+198+255.6+211.5+301.2+0+241+271+350)/10" office:value-type="float" office:value="232.58">
            <text:p>232,58</text:p>
          </table:table-cell>
          <table:table-cell table:formula="of:=(84.6+0+187.3+240.8+186.6+112+184.2+87.7+126.1+381.2)/10" office:value-type="float" office:value="159.05">
            <text:p>159,05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2</text:p>
          </table:table-cell>
          <table:table-cell table:formula="of:=(445.1+379.2+372+400.9+690.6+127.4+266.2+293.5+740.2+150.2)/10" office:value-type="float" office:value="386.53">
            <text:p>386,53</text:p>
          </table:table-cell>
          <table:table-cell table:formula="of:=(81.6+125.6+368.7+363.3+618+182.7+602.8+348.1+408.4+357.4)/10" office:value-type="float" office:value="345.66">
            <text:p>345,66</text:p>
          </table:table-cell>
          <table:table-cell table:formula="of:=(255.9+210.5+400.2+550+189+91.4+345.1+114.6+368.2+652.3)/10" office:value-type="float" office:value="317.72">
            <text:p>317,72</text:p>
          </table:table-cell>
          <table:table-cell table:formula="of:=(343.5+290.9+198.5+289.2+182.2+456.3+381+180.6+372.6+584.9)/10" office:value-type="float" office:value="327.97">
            <text:p>327,97</text:p>
          </table:table-cell>
          <table:table-cell table:formula="of:=(390.9+193.2+314.5+408+173.7+453.4+515.4+668.6+54.4+187.4)/10" office:value-type="float" office:value="335.95">
            <text:p>335,95</text:p>
          </table:table-cell>
          <table:table-cell table:formula="of:=(262.6+179.6+279.2+461.8+230.1+273.2+69.2+520.2+52.9+485)/10" office:value-type="float" office:value="281.38">
            <text:p>281,38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5</text:p>
          </table:table-cell>
          <table:table-cell table:formula="of:=(1692+1308.4+1472.6+1292.7+1159.6+1611.2+1531.4+1988.7+1559.4+1338)/10" office:value-type="float" office:value="1495.4">
            <text:p>1495,4</text:p>
          </table:table-cell>
          <table:table-cell table:formula="of:=(1726.3+1662.4+1743.6+1891.7+1572.9+2192.31+1690.1+1472.6+2062.9+1783.9)/10" office:value-type="float" office:value="1779.871">
            <text:p>1779,871</text:p>
          </table:table-cell>
          <table:table-cell table:formula="of:=(1282.7+1908.9+1557.6+2114.3+1898.3+1446.6+1695+1847.5+1582.6+1657.3)/10" office:value-type="float" office:value="1699.08">
            <text:p>1699,08</text:p>
          </table:table-cell>
          <table:table-cell table:formula="of:=(1953.5+2221.6+1867.9+1863.1+1871+1810.9+1186.3+1705.1+1572.3+1629.9)/10" office:value-type="float" office:value="1768.16">
            <text:p>1768,16</text:p>
          </table:table-cell>
          <table:table-cell table:style-name="ce13" table:formula="of:=(2124.9+2210.4+1930+2194.3+1890.7+1557+1298.1+1731.9+1957.2+2024.2)/10" office:value-type="float" office:value="1891.87">
            <text:p>1891,87</text:p>
          </table:table-cell>
          <table:table-cell table:style-name="ce13" table:formula="of:=(1480.9+2342.5+1331.5+1821.6+2246.2+1789+1884.7+1277.2+1490.3+1654.3)/10" office:value-type="float" office:value="1731.82">
            <text:p>1731,82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10</text:p>
          </table:table-cell>
          <table:table-cell table:formula="of:=(2369.18+2860.11+2310+2766.54+2637.76+2760.84+2425+2332.83+2350.58+2907.41)/10" office:value-type="float" office:value="2572.025">
            <text:p>2572,025</text:p>
          </table:table-cell>
          <table:table-cell table:formula="of:=(2369.42+2579.98+2725.11+2468.49+2330.2+2892.6+2724.6+2816.39+2532.89+2634.43)/10" office:value-type="float" office:value="2607.411">
            <text:p>2607,411</text:p>
          </table:table-cell>
          <table:table-cell table:formula="of:=(3050.21+2536+2863.31+2863.4+2613.69+2856.9+2820.1+2680.6+2437.1+2579.7)/10" office:value-type="float" office:value="2730.101">
            <text:p>2730,101</text:p>
          </table:table-cell>
          <table:table-cell table:formula="of:=(2826.49+2770.01+2891.1+2789.99+2623.61+2891.5+2667.01+2552+2928.19+2758.8)/10" office:value-type="float" office:value="2769.87">
            <text:p>2769,87</text:p>
          </table:table-cell>
          <table:table-cell table:formula="of:=(2545.69+2960.91+2524.21+2688.89+2740.2+2652.31+2914+2673.3+2841.7+2385.7)/10" office:value-type="float" office:value="2692.691">
            <text:p>2692,691</text:p>
          </table:table-cell>
          <table:table-cell table:formula="of:=(2597.1+2802.51+2706.4+2982.3+2772.8+3005.1+2970.79+2627.09+2744.9+2687.7)/10" office:value-type="float" office:value="2789.669">
            <text:p>2789,669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l = log_2(n/2) = 12</text:p>
          </table:table-cell>
          <table:table-cell table:formula="of:=(2435.02+2625.6+2323.32+2731.06+2741.55+2780.17+2620.02+2564.12+2644.51+2311.61)/10" office:value-type="float" office:value="2577.698">
            <text:p>2577,698</text:p>
          </table:table-cell>
          <table:table-cell table:formula="of:=(2950.21+2304.31+2830.8+2912.98+2789.4+2713.5+2594.19+2841.37+2607.5+2657.61)/10" office:value-type="float" office:value="2720.187">
            <text:p>2720,187</text:p>
          </table:table-cell>
          <table:table-cell table:formula="of:=(2470.31+2836.27+2777.1+2792.7+2938.1+2642.1+2627.4+2699.7+2426.5+2663.7)/10" office:value-type="float" office:value="2687.388">
            <text:p>2687,388</text:p>
          </table:table-cell>
          <table:table-cell table:formula="of:=(3151.4+2745.8+2527.68+2993.42+2654+2858.91+2714.41+2825.5+2869.09+2741.69)/10" office:value-type="float" office:value="2808.19">
            <text:p>2808,19</text:p>
          </table:table-cell>
          <table:table-cell table:formula="of:=(2682.91+2710.8+2518.7+2943.4+2842.2+2755.4+2839.9+2903+2952.3+2434.8)/10" office:value-type="float" office:value="2758.341">
            <text:p>2758,341</text:p>
          </table:table-cell>
          <table:table-cell table:formula="of:=(2695.29+2755.51+2627.8+3197+2830.7+2798.6+2594.1+2711.32+2697.91+2810.81)/10" office:value-type="float" office:value="2771.904">
            <text:p>2771,904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2"/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7"/>
          <table:table-cell table:style-name="ce3"/>
          <table:table-cell table:number-columns-repeated="1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7"/>
          <table:table-cell table:style-name="ce3"/>
          <table:table-cell table:number-columns-repeated="10"/>
        </table:table-row>
        <table:table-row table:style-name="ro1">
          <table:table-cell table:style-name="ce4"/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style-name="ce2">
            <draw:frame table:end-cell-address="Advogato_i10.I51" table:end-x="0.119cm" table:end-y="0.301cm" draw:z-index="1" draw:name="CDHS / MIN" draw:style-name="gr1" svg:width="18.239cm" svg:height="11.39cm" svg:x="1.588cm" svg:y="0.201cm">
              <draw:object draw:notify-on-update-of-ranges="Advogato_i10.A15:Advogato_i10.A19 Advogato_i10.B14:Advogato_i10.B14 Advogato_i10.B15:Advogato_i10.B19 Advogato_i10.C14:Advogato_i10.C14 Advogato_i10.C15:Advogato_i10.C19 Advogato_i10.D14:Advogato_i10.D14 Advogato_i10.D15:Advogato_i10.D19 Advogato_i10.E14:Advogato_i10.E14 Advogato_i10.E15:Advogato_i10.E19 Advogato_i10.F14:Advogato_i10.F14 Advogato_i10.F15:Advogato_i10.F19 Advogato_i10.G14:Advogato_i10.G14 Advogato_i10.G15:Advogato_i10.G19" xlink:href="./Object 4" xlink:type="simple" xlink:show="embed" xlink:actuate="onLoad"/>
              <draw:image xlink:href="./ObjectReplacements/Object 4" xlink:type="simple" xlink:show="embed" xlink:actuate="onLoad"/>
              <svg:title>CDHS / MIN</svg:title>
            </draw:frame>
          </table:table-cell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/>
          <table:table-cell table:style-name="ce3"/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4.11.2013</text:date>, <text:time>23:1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1-14T23:16:44.84</dc:date>
    <dc:creator>R. M.</dc:creator>
    <meta:editing-duration>P1DT8H19M22S</meta:editing-duration>
    <meta:editing-cycles>88</meta:editing-cycles>
    <meta:document-statistic meta:table-count="2" meta:cell-count="1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391cm" xlink:href=".." xlink:type="simple" chart:class="chart:bar" chart:style-name="ch1">
        <chart:title svg:x="7.846cm" svg:y="0.363cm" chart:style-name="ch2">
          <text:p>CDHS / MIN</text:p>
        </chart:title>
        <chart:legend chart:legend-position="end" svg:x="16.346cm" svg:y="4.197cm" chart:style-name="ch3"/>
        <chart:plot-area chart:style-name="ch4" table:cell-range-address="Advogato_i10.A2:Advogato_i10.G7" chart:data-source-has-labels="both" svg:x="1.402cm" svg:y="2.411cm" svg:width="14.216cm" svg:height="7.745cm">
          <chartooo:coordinate-region svg:x="2.394cm" svg:y="2.623cm" svg:width="13.05cm" svg:height="6.86cm"/>
          <chart:axis chart:dimension="x" chart:name="primary-x" chart:style-name="ch5">
            <chart:title svg:x="7.712cm" svg:y="10.384cm" chart:style-name="ch6">
              <text:p>k (rounds)</text:p>
            </chart:title>
            <chart:categories table:cell-range-address="Advogato_i10.A3:Advogato_i10.A7"/>
          </chart:axis>
          <chart:axis chart:dimension="x" chart:name="secondary-x" chart:style-name="ch7">
            <chart:title svg:x="7.752cm" svg:y="1.597cm" chart:style-name="ch8">
              <text:p>l (groups)</text:p>
            </chart:title>
          </chart:axis>
          <chart:axis chart:dimension="y" chart:name="primary-y" chart:style-name="ch9">
            <chart:title svg:x="0.451cm" svg:y="7.081cm" chart:style-name="ch10">
              <text:p>Revenues</text:p>
            </chart:title>
            <chart:grid chart:style-name="ch11" chart:class="major"/>
          </chart:axis>
          <chart:series chart:style-name="ch12" chart:values-cell-range-address="Advogato_i10.B3:Advogato_i10.B7" chart:label-cell-address="Advogato_i10.B2:Advogato_i10.B2" chart:class="chart:bar">
            <chart:data-point chart:repeated="5"/>
          </chart:series>
          <chart:series chart:style-name="ch13" chart:values-cell-range-address="Advogato_i10.C3:Advogato_i10.C7" chart:label-cell-address="Advogato_i10.C2:Advogato_i10.C2" chart:class="chart:bar">
            <chart:data-point chart:repeated="5"/>
          </chart:series>
          <chart:series chart:style-name="ch14" chart:values-cell-range-address="Advogato_i10.D3:Advogato_i10.D7" chart:label-cell-address="Advogato_i10.D2:Advogato_i10.D2" chart:class="chart:bar">
            <chart:data-point chart:repeated="5"/>
          </chart:series>
          <chart:series chart:style-name="ch15" chart:values-cell-range-address="Advogato_i10.E3:Advogato_i10.E7" chart:label-cell-address="Advogato_i10.E2:Advogato_i10.E2" chart:class="chart:bar">
            <chart:data-point chart:repeated="5"/>
          </chart:series>
          <chart:series chart:style-name="ch16" chart:values-cell-range-address="Advogato_i10.F3:Advogato_i10.F7" chart:label-cell-address="Advogato_i10.F2:Advogato_i10.F2" chart:class="chart:bar">
            <chart:data-point chart:repeated="5"/>
          </chart:series>
          <chart:series chart:style-name="ch17" chart:values-cell-range-address="Advogato_i10.G3:Advogato_i10.G7" chart:label-cell-address="Advogato_i10.G2:Advogato_i10.G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Advogato_i10.B2:Advogato_i10.B2</svg:desc>
                </draw:g>
              </table:table-cell>
              <table:table-cell office:value-type="string">
                <text:p>k  = 3</text:p>
                <draw:g>
                  <svg:desc>Advogato_i10.C2:Advogato_i10.C2</svg:desc>
                </draw:g>
              </table:table-cell>
              <table:table-cell office:value-type="string">
                <text:p>k  = 5</text:p>
                <draw:g>
                  <svg:desc>Advogato_i10.D2:Advogato_i10.D2</svg:desc>
                </draw:g>
              </table:table-cell>
              <table:table-cell office:value-type="string">
                <text:p>k  = 10</text:p>
                <draw:g>
                  <svg:desc>Advogato_i10.E2:Advogato_i10.E2</svg:desc>
                </draw:g>
              </table:table-cell>
              <table:table-cell office:value-type="string">
                <text:p>k  = 20</text:p>
                <draw:g>
                  <svg:desc>Advogato_i10.F2:Advogato_i10.F2</svg:desc>
                </draw:g>
              </table:table-cell>
              <table:table-cell office:value-type="string">
                <text:p>k  = 50</text:p>
                <draw:g>
                  <svg:desc>Advogato_i10.G2:Advogato_i10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Advogato_i10.A3:Advogato_i10.A7</svg:desc>
                </draw:g>
              </table:table-cell>
              <table:table-cell office:value-type="float" office:value="185.12">
                <text:p>185.12</text:p>
                <draw:g>
                  <svg:desc>Advogato_i10.B3:Advogato_i10.B7</svg:desc>
                </draw:g>
              </table:table-cell>
              <table:table-cell office:value-type="float" office:value="89.71">
                <text:p>89.71</text:p>
                <draw:g>
                  <svg:desc>Advogato_i10.C3:Advogato_i10.C7</svg:desc>
                </draw:g>
              </table:table-cell>
              <table:table-cell office:value-type="float" office:value="116.68">
                <text:p>116.68</text:p>
                <draw:g>
                  <svg:desc>Advogato_i10.D3:Advogato_i10.D7</svg:desc>
                </draw:g>
              </table:table-cell>
              <table:table-cell office:value-type="float" office:value="223.85">
                <text:p>223.85</text:p>
                <draw:g>
                  <svg:desc>Advogato_i10.E3:Advogato_i10.E7</svg:desc>
                </draw:g>
              </table:table-cell>
              <table:table-cell office:value-type="float" office:value="264.49">
                <text:p>264.49</text:p>
                <draw:g>
                  <svg:desc>Advogato_i10.F3:Advogato_i10.F7</svg:desc>
                </draw:g>
              </table:table-cell>
              <table:table-cell office:value-type="float" office:value="203.49">
                <text:p>203.49</text:p>
                <draw:g>
                  <svg:desc>Advogato_i10.G3:Advogato_i10.G7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532.35">
                <text:p>532.35</text:p>
              </table:table-cell>
              <table:table-cell office:value-type="float" office:value="481.3599">
                <text:p>481.3599</text:p>
              </table:table-cell>
              <table:table-cell office:value-type="float" office:value="515.19">
                <text:p>515.19</text:p>
              </table:table-cell>
              <table:table-cell office:value-type="float" office:value="440.27">
                <text:p>440.27</text:p>
              </table:table-cell>
              <table:table-cell office:value-type="float" office:value="465.68">
                <text:p>465.68</text:p>
              </table:table-cell>
              <table:table-cell office:value-type="float" office:value="348.21">
                <text:p>348.21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1875.589">
                <text:p>1875.589</text:p>
              </table:table-cell>
              <table:table-cell office:value-type="float" office:value="1913.64">
                <text:p>1913.64</text:p>
              </table:table-cell>
              <table:table-cell office:value-type="float" office:value="1902.23">
                <text:p>1902.23</text:p>
              </table:table-cell>
              <table:table-cell office:value-type="float" office:value="1884.719">
                <text:p>1884.719</text:p>
              </table:table-cell>
              <table:table-cell office:value-type="float" office:value="1893.869">
                <text:p>1893.869</text:p>
              </table:table-cell>
              <table:table-cell office:value-type="float" office:value="1968.751">
                <text:p>1968.751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2313.326">
                <text:p>2313.326</text:p>
              </table:table-cell>
              <table:table-cell office:value-type="float" office:value="2499.995">
                <text:p>2499.995</text:p>
              </table:table-cell>
              <table:table-cell office:value-type="float" office:value="2551.214">
                <text:p>2551.214</text:p>
              </table:table-cell>
              <table:table-cell office:value-type="float" office:value="2606.11">
                <text:p>2606.11</text:p>
              </table:table-cell>
              <table:table-cell office:value-type="float" office:value="2613.737">
                <text:p>2613.737</text:p>
              </table:table-cell>
              <table:table-cell office:value-type="float" office:value="2576.339">
                <text:p>2576.339</text:p>
              </table:table-cell>
            </table:table-row>
            <table:table-row>
              <table:table-cell office:value-type="string">
                <text:p>l = log_2(n/2) = 12</text:p>
              </table:table-cell>
              <table:table-cell office:value-type="float" office:value="2377.106">
                <text:p>2377.106</text:p>
              </table:table-cell>
              <table:table-cell office:value-type="float" office:value="2573.153">
                <text:p>2573.153</text:p>
              </table:table-cell>
              <table:table-cell office:value-type="float" office:value="2551.097">
                <text:p>2551.097</text:p>
              </table:table-cell>
              <table:table-cell office:value-type="float" office:value="2446.592">
                <text:p>2446.592</text:p>
              </table:table-cell>
              <table:table-cell office:value-type="float" office:value="2544.885">
                <text:p>2544.885</text:p>
              </table:table-cell>
              <table:table-cell office:value-type="float" office:value="2555.838">
                <text:p>2555.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391cm" xlink:href=".." xlink:type="simple" chart:class="chart:bar" chart:style-name="ch1">
        <chart:title svg:x="7.092cm" svg:y="0.363cm" chart:style-name="ch2">
          <text:p>Neighbourhood / TQ</text:p>
        </chart:title>
        <chart:legend chart:legend-position="end" svg:x="16.346cm" svg:y="4.197cm" chart:style-name="ch3"/>
        <chart:plot-area chart:style-name="ch4" table:cell-range-address="Advogato_i100.A14:Advogato_i100.G19" chart:data-source-has-labels="both" svg:x="1.402cm" svg:y="2.411cm" svg:width="14.216cm" svg:height="7.745cm">
          <chartooo:coordinate-region svg:x="2.394cm" svg:y="2.623cm" svg:width="13.05cm" svg:height="6.86cm"/>
          <chart:axis chart:dimension="x" chart:name="primary-x" chart:style-name="ch5">
            <chart:title svg:x="7.712cm" svg:y="10.384cm" chart:style-name="ch6">
              <text:p>k (rounds)</text:p>
            </chart:title>
            <chart:categories table:cell-range-address="Advogato_i100.A15:Advogato_i100.A19"/>
          </chart:axis>
          <chart:axis chart:dimension="x" chart:name="secondary-x" chart:style-name="ch7">
            <chart:title svg:x="7.752cm" svg:y="1.597cm" chart:style-name="ch8">
              <text:p>l (groups)</text:p>
            </chart:title>
          </chart:axis>
          <chart:axis chart:dimension="y" chart:name="primary-y" chart:style-name="ch9">
            <chart:title svg:x="0.451cm" svg:y="7.081cm" chart:style-name="ch10">
              <text:p>Revenues</text:p>
            </chart:title>
            <chart:grid chart:style-name="ch11" chart:class="major"/>
          </chart:axis>
          <chart:series chart:style-name="ch12" chart:values-cell-range-address="Advogato_i100.B15:Advogato_i100.B19" chart:label-cell-address="Advogato_i100.B14:Advogato_i100.B14" chart:class="chart:bar">
            <chart:data-point chart:repeated="5"/>
          </chart:series>
          <chart:series chart:style-name="ch13" chart:values-cell-range-address="Advogato_i100.C15:Advogato_i100.C19" chart:label-cell-address="Advogato_i100.C14:Advogato_i100.C14" chart:class="chart:bar">
            <chart:data-point chart:repeated="5"/>
          </chart:series>
          <chart:series chart:style-name="ch14" chart:values-cell-range-address="Advogato_i100.D15:Advogato_i100.D19" chart:label-cell-address="Advogato_i100.D14:Advogato_i100.D14" chart:class="chart:bar">
            <chart:data-point chart:repeated="5"/>
          </chart:series>
          <chart:series chart:style-name="ch15" chart:values-cell-range-address="Advogato_i100.E15:Advogato_i100.E19" chart:label-cell-address="Advogato_i100.E14:Advogato_i100.E14" chart:class="chart:bar">
            <chart:data-point chart:repeated="5"/>
          </chart:series>
          <chart:series chart:style-name="ch16" chart:values-cell-range-address="Advogato_i100.F15:Advogato_i100.F19" chart:label-cell-address="Advogato_i100.F14:Advogato_i100.F14" chart:class="chart:bar">
            <chart:data-point chart:repeated="5"/>
          </chart:series>
          <chart:series chart:style-name="ch17" chart:values-cell-range-address="Advogato_i100.G15:Advogato_i100.G19" chart:label-cell-address="Advogato_i100.G14:Advogato_i100.G14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Advogato_i100.B14:Advogato_i100.B14</svg:desc>
                </draw:g>
              </table:table-cell>
              <table:table-cell office:value-type="string">
                <text:p>k  = 3</text:p>
                <draw:g>
                  <svg:desc>Advogato_i100.C14:Advogato_i100.C14</svg:desc>
                </draw:g>
              </table:table-cell>
              <table:table-cell office:value-type="string">
                <text:p>k  = 5</text:p>
                <draw:g>
                  <svg:desc>Advogato_i100.D14:Advogato_i100.D14</svg:desc>
                </draw:g>
              </table:table-cell>
              <table:table-cell office:value-type="string">
                <text:p>k  = 10</text:p>
                <draw:g>
                  <svg:desc>Advogato_i100.E14:Advogato_i100.E14</svg:desc>
                </draw:g>
              </table:table-cell>
              <table:table-cell office:value-type="string">
                <text:p>k  = 20</text:p>
                <draw:g>
                  <svg:desc>Advogato_i100.F14:Advogato_i100.F14</svg:desc>
                </draw:g>
              </table:table-cell>
              <table:table-cell office:value-type="string">
                <text:p>k  = 50</text:p>
                <draw:g>
                  <svg:desc>Advogato_i100.G14:Advogato_i100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Advogato_i100.A15:Advogato_i100.A19</svg:desc>
                </draw:g>
              </table:table-cell>
              <table:table-cell office:value-type="float" office:value="126.028">
                <text:p>126.028</text:p>
                <draw:g>
                  <svg:desc>Advogato_i100.B15:Advogato_i100.B19</svg:desc>
                </draw:g>
              </table:table-cell>
              <table:table-cell office:value-type="float" office:value="127.5">
                <text:p>127.5</text:p>
                <draw:g>
                  <svg:desc>Advogato_i100.C15:Advogato_i100.C19</svg:desc>
                </draw:g>
              </table:table-cell>
              <table:table-cell office:value-type="float" office:value="133.376">
                <text:p>133.376</text:p>
                <draw:g>
                  <svg:desc>Advogato_i100.D15:Advogato_i100.D19</svg:desc>
                </draw:g>
              </table:table-cell>
              <table:table-cell office:value-type="float" office:value="136.378">
                <text:p>136.378</text:p>
                <draw:g>
                  <svg:desc>Advogato_i100.E15:Advogato_i100.E19</svg:desc>
                </draw:g>
              </table:table-cell>
              <table:table-cell office:value-type="float" office:value="137.919">
                <text:p>137.919</text:p>
                <draw:g>
                  <svg:desc>Advogato_i100.F15:Advogato_i100.F19</svg:desc>
                </draw:g>
              </table:table-cell>
              <table:table-cell office:value-type="float" office:value="153.709">
                <text:p>153.709</text:p>
                <draw:g>
                  <svg:desc>Advogato_i100.G15:Advogato_i100.G19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300.31">
                <text:p>300.31</text:p>
              </table:table-cell>
              <table:table-cell office:value-type="float" office:value="310.45">
                <text:p>310.45</text:p>
              </table:table-cell>
              <table:table-cell office:value-type="float" office:value="321.616">
                <text:p>321.616</text:p>
              </table:table-cell>
              <table:table-cell office:value-type="float" office:value="310.658">
                <text:p>310.658</text:p>
              </table:table-cell>
              <table:table-cell office:value-type="float" office:value="325.227">
                <text:p>325.227</text:p>
              </table:table-cell>
              <table:table-cell office:value-type="float" office:value="326.561">
                <text:p>326.561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1633.4697">
                <text:p>1633.4697</text:p>
              </table:table-cell>
              <table:table-cell office:value-type="float" office:value="1678.3321">
                <text:p>1678.3321</text:p>
              </table:table-cell>
              <table:table-cell office:value-type="float" office:value="1698.7902">
                <text:p>1698.7902</text:p>
              </table:table-cell>
              <table:table-cell office:value-type="float" office:value="1711.1039">
                <text:p>1711.1039</text:p>
              </table:table-cell>
              <table:table-cell office:value-type="float" office:value="1694.73399">
                <text:p>1694.73399</text:p>
              </table:table-cell>
              <table:table-cell office:value-type="float" office:value="1706.2329">
                <text:p>1706.2329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2562.6339">
                <text:p>2562.6339</text:p>
              </table:table-cell>
              <table:table-cell office:value-type="float" office:value="2641.5351">
                <text:p>2641.5351</text:p>
              </table:table-cell>
              <table:table-cell office:value-type="float" office:value="2772.0447">
                <text:p>2772.0447</text:p>
              </table:table-cell>
              <table:table-cell office:value-type="float" office:value="2759.9673">
                <text:p>2759.9673</text:p>
              </table:table-cell>
              <table:table-cell office:value-type="float" office:value="2782.4985">
                <text:p>2782.4985</text:p>
              </table:table-cell>
              <table:table-cell office:value-type="float" office:value="2744.3306">
                <text:p>2744.3306</text:p>
              </table:table-cell>
            </table:table-row>
            <table:table-row>
              <table:table-cell office:value-type="string">
                <text:p>l = log_2(n/2) = 12</text:p>
              </table:table-cell>
              <table:table-cell office:value-type="float" office:value="2566.3617">
                <text:p>2566.3617</text:p>
              </table:table-cell>
              <table:table-cell office:value-type="float" office:value="2678.2361">
                <text:p>2678.2361</text:p>
              </table:table-cell>
              <table:table-cell office:value-type="float" office:value="2749.4408">
                <text:p>2749.4408</text:p>
              </table:table-cell>
              <table:table-cell office:value-type="float" office:value="2783.8025">
                <text:p>2783.8025</text:p>
              </table:table-cell>
              <table:table-cell office:value-type="float" office:value="2782.2004">
                <text:p>2782.2004</text:p>
              </table:table-cell>
              <table:table-cell office:value-type="float" office:value="2790.2569">
                <text:p>2790.2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391cm" xlink:href=".." xlink:type="simple" chart:class="chart:bar" chart:style-name="ch1">
        <chart:title svg:x="7.846cm" svg:y="0.363cm" chart:style-name="ch2">
          <text:p>CDHS / MIN</text:p>
        </chart:title>
        <chart:legend chart:legend-position="end" svg:x="16.346cm" svg:y="4.197cm" chart:style-name="ch3"/>
        <chart:plot-area chart:style-name="ch4" table:cell-range-address="Advogato_i100.A2:Advogato_i100.G7" chart:data-source-has-labels="both" svg:x="1.402cm" svg:y="2.411cm" svg:width="14.216cm" svg:height="7.745cm">
          <chartooo:coordinate-region svg:x="2.394cm" svg:y="2.623cm" svg:width="13.05cm" svg:height="6.86cm"/>
          <chart:axis chart:dimension="x" chart:name="primary-x" chart:style-name="ch5">
            <chart:title svg:x="7.712cm" svg:y="10.384cm" chart:style-name="ch6">
              <text:p>k (rounds)</text:p>
            </chart:title>
            <chart:categories table:cell-range-address="Advogato_i100.A3:Advogato_i100.A7"/>
          </chart:axis>
          <chart:axis chart:dimension="x" chart:name="secondary-x" chart:style-name="ch7">
            <chart:title svg:x="7.752cm" svg:y="1.597cm" chart:style-name="ch8">
              <text:p>l (groups)</text:p>
            </chart:title>
          </chart:axis>
          <chart:axis chart:dimension="y" chart:name="primary-y" chart:style-name="ch9">
            <chart:title svg:x="0.451cm" svg:y="7.081cm" chart:style-name="ch10">
              <text:p>Revenues</text:p>
            </chart:title>
            <chart:grid chart:style-name="ch11" chart:class="major"/>
          </chart:axis>
          <chart:series chart:style-name="ch12" chart:values-cell-range-address="Advogato_i100.B3:Advogato_i100.B7" chart:label-cell-address="Advogato_i100.B2:Advogato_i100.B2" chart:class="chart:bar">
            <chart:data-point chart:repeated="5"/>
          </chart:series>
          <chart:series chart:style-name="ch13" chart:values-cell-range-address="Advogato_i100.C3:Advogato_i100.C7" chart:label-cell-address="Advogato_i100.C2:Advogato_i100.C2" chart:class="chart:bar">
            <chart:data-point chart:repeated="5"/>
          </chart:series>
          <chart:series chart:style-name="ch14" chart:values-cell-range-address="Advogato_i100.D3:Advogato_i100.D7" chart:label-cell-address="Advogato_i100.D2:Advogato_i100.D2" chart:class="chart:bar">
            <chart:data-point chart:repeated="5"/>
          </chart:series>
          <chart:series chart:style-name="ch15" chart:values-cell-range-address="Advogato_i100.E3:Advogato_i100.E7" chart:label-cell-address="Advogato_i100.E2:Advogato_i100.E2" chart:class="chart:bar">
            <chart:data-point chart:repeated="5"/>
          </chart:series>
          <chart:series chart:style-name="ch16" chart:values-cell-range-address="Advogato_i100.F3:Advogato_i100.F7" chart:label-cell-address="Advogato_i100.F2:Advogato_i100.F2" chart:class="chart:bar">
            <chart:data-point chart:repeated="5"/>
          </chart:series>
          <chart:series chart:style-name="ch17" chart:values-cell-range-address="Advogato_i100.G3:Advogato_i100.G7" chart:label-cell-address="Advogato_i100.G2:Advogato_i100.G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Advogato_i100.B2:Advogato_i100.B2</svg:desc>
                </draw:g>
              </table:table-cell>
              <table:table-cell office:value-type="string">
                <text:p>k  = 3</text:p>
                <draw:g>
                  <svg:desc>Advogato_i100.C2:Advogato_i100.C2</svg:desc>
                </draw:g>
              </table:table-cell>
              <table:table-cell office:value-type="string">
                <text:p>k  = 5</text:p>
                <draw:g>
                  <svg:desc>Advogato_i100.D2:Advogato_i100.D2</svg:desc>
                </draw:g>
              </table:table-cell>
              <table:table-cell office:value-type="string">
                <text:p>k  = 10</text:p>
                <draw:g>
                  <svg:desc>Advogato_i100.E2:Advogato_i100.E2</svg:desc>
                </draw:g>
              </table:table-cell>
              <table:table-cell office:value-type="string">
                <text:p>k  = 20</text:p>
                <draw:g>
                  <svg:desc>Advogato_i100.F2:Advogato_i100.F2</svg:desc>
                </draw:g>
              </table:table-cell>
              <table:table-cell office:value-type="string">
                <text:p>k  = 50</text:p>
                <draw:g>
                  <svg:desc>Advogato_i100.G2:Advogato_i100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Advogato_i100.A3:Advogato_i100.A7</svg:desc>
                </draw:g>
              </table:table-cell>
              <table:table-cell office:value-type="float" office:value="181.279">
                <text:p>181.279</text:p>
                <draw:g>
                  <svg:desc>Advogato_i100.B3:Advogato_i100.B7</svg:desc>
                </draw:g>
              </table:table-cell>
              <table:table-cell office:value-type="float" office:value="199.086">
                <text:p>199.086</text:p>
                <draw:g>
                  <svg:desc>Advogato_i100.C3:Advogato_i100.C7</svg:desc>
                </draw:g>
              </table:table-cell>
              <table:table-cell office:value-type="float" office:value="176.094">
                <text:p>176.094</text:p>
                <draw:g>
                  <svg:desc>Advogato_i100.D3:Advogato_i100.D7</svg:desc>
                </draw:g>
              </table:table-cell>
              <table:table-cell office:value-type="float" office:value="187.199">
                <text:p>187.199</text:p>
                <draw:g>
                  <svg:desc>Advogato_i100.E3:Advogato_i100.E7</svg:desc>
                </draw:g>
              </table:table-cell>
              <table:table-cell office:value-type="float" office:value="193.002">
                <text:p>193.002</text:p>
                <draw:g>
                  <svg:desc>Advogato_i100.F3:Advogato_i100.F7</svg:desc>
                </draw:g>
              </table:table-cell>
              <table:table-cell office:value-type="float" office:value="195.983">
                <text:p>195.983</text:p>
                <draw:g>
                  <svg:desc>Advogato_i100.G3:Advogato_i100.G7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418.40499">
                <text:p>418.40499</text:p>
              </table:table-cell>
              <table:table-cell office:value-type="float" office:value="488.79099">
                <text:p>488.79099</text:p>
              </table:table-cell>
              <table:table-cell office:value-type="float" office:value="489.32499">
                <text:p>489.32499</text:p>
              </table:table-cell>
              <table:table-cell office:value-type="float" office:value="469.295">
                <text:p>469.295</text:p>
              </table:table-cell>
              <table:table-cell office:value-type="float" office:value="477.72199">
                <text:p>477.72199</text:p>
              </table:table-cell>
              <table:table-cell office:value-type="float" office:value="463.055">
                <text:p>463.055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1889.0228">
                <text:p>1889.0228</text:p>
              </table:table-cell>
              <table:table-cell office:value-type="float" office:value="1955.4947">
                <text:p>1955.4947</text:p>
              </table:table-cell>
              <table:table-cell office:value-type="float" office:value="1927.9878">
                <text:p>1927.9878</text:p>
              </table:table-cell>
              <table:table-cell office:value-type="float" office:value="1954.6269">
                <text:p>1954.6269</text:p>
              </table:table-cell>
              <table:table-cell office:value-type="float" office:value="1963.7044">
                <text:p>1963.7044</text:p>
              </table:table-cell>
              <table:table-cell office:value-type="float" office:value="1974.568">
                <text:p>1974.568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2448.5194">
                <text:p>2448.5194</text:p>
              </table:table-cell>
              <table:table-cell office:value-type="float" office:value="2505.064">
                <text:p>2505.064</text:p>
              </table:table-cell>
              <table:table-cell office:value-type="float" office:value="2537.7601">
                <text:p>2537.7601</text:p>
              </table:table-cell>
              <table:table-cell office:value-type="float" office:value="2542.8546">
                <text:p>2542.8546</text:p>
              </table:table-cell>
              <table:table-cell office:value-type="float" office:value="2540.6918">
                <text:p>2540.6918</text:p>
              </table:table-cell>
              <table:table-cell office:value-type="float" office:value="2531.1618">
                <text:p>2531.1618</text:p>
              </table:table-cell>
            </table:table-row>
            <table:table-row>
              <table:table-cell office:value-type="string">
                <text:p>l = log_2(n/2) = 12</text:p>
              </table:table-cell>
              <table:table-cell office:value-type="float" office:value="2416.3155">
                <text:p>2416.3155</text:p>
              </table:table-cell>
              <table:table-cell office:value-type="float" office:value="2439.9721">
                <text:p>2439.9721</text:p>
              </table:table-cell>
              <table:table-cell office:value-type="float" office:value="2519.5712">
                <text:p>2519.5712</text:p>
              </table:table-cell>
              <table:table-cell office:value-type="float" office:value="2514.027">
                <text:p>2514.027</text:p>
              </table:table-cell>
              <table:table-cell office:value-type="float" office:value="2523.8005">
                <text:p>2523.8005</text:p>
              </table:table-cell>
              <table:table-cell office:value-type="float" office:value="2539.7149">
                <text:p>2539.7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391cm" xlink:href=".." xlink:type="simple" chart:class="chart:bar" chart:style-name="ch1">
        <chart:title svg:x="7.092cm" svg:y="0.363cm" chart:style-name="ch2">
          <text:p>Neighbourhood / TQ</text:p>
        </chart:title>
        <chart:legend chart:legend-position="end" svg:x="16.346cm" svg:y="4.197cm" chart:style-name="ch3"/>
        <chart:plot-area chart:style-name="ch4" table:cell-range-address="Advogato_i10.A14:Advogato_i10.G19" chart:data-source-has-labels="both" svg:x="1.402cm" svg:y="2.411cm" svg:width="14.216cm" svg:height="7.745cm">
          <chartooo:coordinate-region svg:x="2.394cm" svg:y="2.623cm" svg:width="13.05cm" svg:height="6.86cm"/>
          <chart:axis chart:dimension="x" chart:name="primary-x" chart:style-name="ch5">
            <chart:title svg:x="7.712cm" svg:y="10.384cm" chart:style-name="ch6">
              <text:p>k (rounds)</text:p>
            </chart:title>
            <chart:categories table:cell-range-address="Advogato_i10.A15:Advogato_i10.A19"/>
          </chart:axis>
          <chart:axis chart:dimension="x" chart:name="secondary-x" chart:style-name="ch7">
            <chart:title svg:x="7.752cm" svg:y="1.597cm" chart:style-name="ch8">
              <text:p>l (groups)</text:p>
            </chart:title>
          </chart:axis>
          <chart:axis chart:dimension="y" chart:name="primary-y" chart:style-name="ch9">
            <chart:title svg:x="0.451cm" svg:y="7.081cm" chart:style-name="ch10">
              <text:p>Revenues</text:p>
            </chart:title>
            <chart:grid chart:style-name="ch11" chart:class="major"/>
          </chart:axis>
          <chart:series chart:style-name="ch12" chart:values-cell-range-address="Advogato_i10.B15:Advogato_i10.B19" chart:label-cell-address="Advogato_i10.B14:Advogato_i10.B14" chart:class="chart:bar">
            <chart:data-point chart:repeated="5"/>
          </chart:series>
          <chart:series chart:style-name="ch13" chart:values-cell-range-address="Advogato_i10.C15:Advogato_i10.C19" chart:label-cell-address="Advogato_i10.C14:Advogato_i10.C14" chart:class="chart:bar">
            <chart:data-point chart:repeated="5"/>
          </chart:series>
          <chart:series chart:style-name="ch14" chart:values-cell-range-address="Advogato_i10.D15:Advogato_i10.D19" chart:label-cell-address="Advogato_i10.D14:Advogato_i10.D14" chart:class="chart:bar">
            <chart:data-point chart:repeated="5"/>
          </chart:series>
          <chart:series chart:style-name="ch15" chart:values-cell-range-address="Advogato_i10.E15:Advogato_i10.E19" chart:label-cell-address="Advogato_i10.E14:Advogato_i10.E14" chart:class="chart:bar">
            <chart:data-point chart:repeated="5"/>
          </chart:series>
          <chart:series chart:style-name="ch16" chart:values-cell-range-address="Advogato_i10.F15:Advogato_i10.F19" chart:label-cell-address="Advogato_i10.F14:Advogato_i10.F14" chart:class="chart:bar">
            <chart:data-point chart:repeated="5"/>
          </chart:series>
          <chart:series chart:style-name="ch17" chart:values-cell-range-address="Advogato_i10.G15:Advogato_i10.G19" chart:label-cell-address="Advogato_i10.G14:Advogato_i10.G14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Advogato_i10.B14:Advogato_i10.B14</svg:desc>
                </draw:g>
              </table:table-cell>
              <table:table-cell office:value-type="string">
                <text:p>k  = 3</text:p>
                <draw:g>
                  <svg:desc>Advogato_i10.C14:Advogato_i10.C14</svg:desc>
                </draw:g>
              </table:table-cell>
              <table:table-cell office:value-type="string">
                <text:p>k  = 5</text:p>
                <draw:g>
                  <svg:desc>Advogato_i10.D14:Advogato_i10.D14</svg:desc>
                </draw:g>
              </table:table-cell>
              <table:table-cell office:value-type="string">
                <text:p>k  = 10</text:p>
                <draw:g>
                  <svg:desc>Advogato_i10.E14:Advogato_i10.E14</svg:desc>
                </draw:g>
              </table:table-cell>
              <table:table-cell office:value-type="string">
                <text:p>k  = 20</text:p>
                <draw:g>
                  <svg:desc>Advogato_i10.F14:Advogato_i10.F14</svg:desc>
                </draw:g>
              </table:table-cell>
              <table:table-cell office:value-type="string">
                <text:p>k  = 50</text:p>
                <draw:g>
                  <svg:desc>Advogato_i10.G14:Advogato_i10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Advogato_i10.A15:Advogato_i10.A19</svg:desc>
                </draw:g>
              </table:table-cell>
              <table:table-cell office:value-type="float" office:value="163.06">
                <text:p>163.06</text:p>
                <draw:g>
                  <svg:desc>Advogato_i10.B15:Advogato_i10.B19</svg:desc>
                </draw:g>
              </table:table-cell>
              <table:table-cell office:value-type="float" office:value="146.88">
                <text:p>146.88</text:p>
                <draw:g>
                  <svg:desc>Advogato_i10.C15:Advogato_i10.C19</svg:desc>
                </draw:g>
              </table:table-cell>
              <table:table-cell office:value-type="float" office:value="85.09">
                <text:p>85.09</text:p>
                <draw:g>
                  <svg:desc>Advogato_i10.D15:Advogato_i10.D19</svg:desc>
                </draw:g>
              </table:table-cell>
              <table:table-cell office:value-type="float" office:value="148.67">
                <text:p>148.67</text:p>
                <draw:g>
                  <svg:desc>Advogato_i10.E15:Advogato_i10.E19</svg:desc>
                </draw:g>
              </table:table-cell>
              <table:table-cell office:value-type="float" office:value="232.58">
                <text:p>232.58</text:p>
                <draw:g>
                  <svg:desc>Advogato_i10.F15:Advogato_i10.F19</svg:desc>
                </draw:g>
              </table:table-cell>
              <table:table-cell office:value-type="float" office:value="159.05">
                <text:p>159.05</text:p>
                <draw:g>
                  <svg:desc>Advogato_i10.G15:Advogato_i10.G19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386.53">
                <text:p>386.53</text:p>
              </table:table-cell>
              <table:table-cell office:value-type="float" office:value="345.66">
                <text:p>345.66</text:p>
              </table:table-cell>
              <table:table-cell office:value-type="float" office:value="317.72">
                <text:p>317.72</text:p>
              </table:table-cell>
              <table:table-cell office:value-type="float" office:value="327.97">
                <text:p>327.97</text:p>
              </table:table-cell>
              <table:table-cell office:value-type="float" office:value="335.95">
                <text:p>335.95</text:p>
              </table:table-cell>
              <table:table-cell office:value-type="float" office:value="281.38">
                <text:p>281.38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1495.4">
                <text:p>1495.4</text:p>
              </table:table-cell>
              <table:table-cell office:value-type="float" office:value="1779.871">
                <text:p>1779.871</text:p>
              </table:table-cell>
              <table:table-cell office:value-type="float" office:value="1699.08">
                <text:p>1699.08</text:p>
              </table:table-cell>
              <table:table-cell office:value-type="float" office:value="1768.16">
                <text:p>1768.16</text:p>
              </table:table-cell>
              <table:table-cell office:value-type="float" office:value="1891.87">
                <text:p>1891.87</text:p>
              </table:table-cell>
              <table:table-cell office:value-type="float" office:value="1731.82">
                <text:p>1731.82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2572.025">
                <text:p>2572.025</text:p>
              </table:table-cell>
              <table:table-cell office:value-type="float" office:value="2607.411">
                <text:p>2607.411</text:p>
              </table:table-cell>
              <table:table-cell office:value-type="float" office:value="2730.101">
                <text:p>2730.101</text:p>
              </table:table-cell>
              <table:table-cell office:value-type="float" office:value="2769.87">
                <text:p>2769.87</text:p>
              </table:table-cell>
              <table:table-cell office:value-type="float" office:value="2692.691">
                <text:p>2692.691</text:p>
              </table:table-cell>
              <table:table-cell office:value-type="float" office:value="2789.669">
                <text:p>2789.669</text:p>
              </table:table-cell>
            </table:table-row>
            <table:table-row>
              <table:table-cell office:value-type="string">
                <text:p>l = log_2(n/2) = 12</text:p>
              </table:table-cell>
              <table:table-cell office:value-type="float" office:value="2577.698">
                <text:p>2577.698</text:p>
              </table:table-cell>
              <table:table-cell office:value-type="float" office:value="2720.187">
                <text:p>2720.187</text:p>
              </table:table-cell>
              <table:table-cell office:value-type="float" office:value="2687.388">
                <text:p>2687.388</text:p>
              </table:table-cell>
              <table:table-cell office:value-type="float" office:value="2808.19">
                <text:p>2808.19</text:p>
              </table:table-cell>
              <table:table-cell office:value-type="float" office:value="2758.341">
                <text:p>2758.341</text:p>
              </table:table-cell>
              <table:table-cell office:value-type="float" office:value="2771.904">
                <text:p>2771.9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